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face style:name="arial" svg:font-family="arial, sans-serif"/>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automatic-styles>
    <style:style style:name="Tabel2" style:family="table">
      <style:table-properties style:width="17.013cm" fo:margin-left="0cm" fo:margin-right="-0.012cm" table:align="margins"/>
    </style:style>
    <style:style style:name="Tabel2.A" style:family="table-column">
      <style:table-column-properties style:column-width="6.271cm" style:rel-column-width="24155*"/>
    </style:style>
    <style:style style:name="Tabel2.B" style:family="table-column">
      <style:table-column-properties style:column-width="10.742cm" style:rel-column-width="41380*"/>
    </style:style>
    <style:style style:name="Tabel2.A1" style:family="table-cell">
      <style:table-cell-properties fo:padding="0.097cm" fo:border-left="0.05pt solid #000000" fo:border-right="none" fo:border-top="0.05pt solid #000000" fo:border-bottom="0.05pt solid #000000"/>
    </style:style>
    <style:style style:name="Tabel2.B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B2" style:family="table-cell">
      <style:table-cell-properties fo:padding="0.097cm" fo:border-left="0.05pt solid #000000" fo:border-right="0.05pt solid #000000" fo:border-top="none" fo:border-bottom="0.05pt solid #000000"/>
    </style:style>
    <style:style style:name="Tabel3" style:family="table">
      <style:table-properties style:width="17.013cm" fo:margin-left="0cm" fo:margin-right="-0.012cm" table:align="margins"/>
    </style:style>
    <style:style style:name="Tabel3.A" style:family="table-column">
      <style:table-column-properties style:column-width="1.748cm" style:rel-column-width="6735*"/>
    </style:style>
    <style:style style:name="Tabel3.B" style:family="table-column">
      <style:table-column-properties style:column-width="4.5cm" style:rel-column-width="17331*"/>
    </style:style>
    <style:style style:name="Tabel3.C" style:family="table-column">
      <style:table-column-properties style:column-width="10.765cm" style:rel-column-width="41469*"/>
    </style:style>
    <style:style style:name="Tabel3.A1" style:family="table-cell">
      <style:table-cell-properties fo:padding="0.097cm" fo:border-left="0.05pt solid #000000" fo:border-right="none" fo:border-top="0.05pt solid #000000" fo:border-bottom="0.05pt solid #000000"/>
    </style:style>
    <style:style style:name="Tabel3.C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B2.1" style:family="table-column">
      <style:table-column-properties style:column-width="4.5cm" style:rel-column-width="17332*"/>
    </style:style>
    <style:style style:name="Tabel3.B2.2" style:family="table-column">
      <style:table-column-properties style:column-width="10.765cm" style:rel-column-width="41468*"/>
    </style:style>
    <style:style style:name="Tabel3.B2.2.1" style:family="table-cell">
      <style:table-cell-properties fo:padding="0.097cm" fo:border-left="0.05pt solid #000000" fo:border-right="0.05pt solid #000000" fo:border-top="none" fo:border-bottom="0.05pt solid #000000"/>
    </style:style>
    <style:style style:name="Tabel12" style:family="table">
      <style:table-properties style:width="17.013cm" fo:margin-left="0cm" fo:margin-right="-0.012cm" table:align="margins"/>
    </style:style>
    <style:style style:name="Tabel12.A" style:family="table-column">
      <style:table-column-properties style:column-width="3.625cm" style:rel-column-width="13963*"/>
    </style:style>
    <style:style style:name="Tabel12.B" style:family="table-column">
      <style:table-column-properties style:column-width="13.388cm" style:rel-column-width="51572*"/>
    </style:style>
    <style:style style:name="Tabel12.A1" style:family="table-cell">
      <style:table-cell-properties fo:padding="0.097cm" fo:border-left="0.05pt solid #000000" fo:border-right="none" fo:border-top="0.05pt solid #000000" fo:border-bottom="0.05pt solid #000000"/>
    </style:style>
    <style:style style:name="Tabel12.B1" style:family="table-cell">
      <style:table-cell-properties fo:padding="0.097cm" fo:border="0.05pt solid #000000"/>
    </style:style>
    <style:style style:name="Tabel12.A2" style:family="table-cell">
      <style:table-cell-properties fo:padding="0.097cm" fo:border-left="0.05pt solid #000000" fo:border-right="none" fo:border-top="none" fo:border-bottom="0.05pt solid #000000"/>
    </style:style>
    <style:style style:name="Tabel12.B2" style:family="table-cell">
      <style:table-cell-properties fo:padding="0.097cm" fo:border-left="0.05pt solid #000000" fo:border-right="0.05pt solid #000000" fo:border-top="none" fo:border-bottom="0.05pt solid #000000"/>
    </style:style>
    <style:style style:name="Tabel13" style:family="table">
      <style:table-properties style:width="17.013cm" fo:margin-left="0cm" fo:margin-right="-0.012cm" table:align="margins"/>
    </style:style>
    <style:style style:name="Tabel13.A" style:family="table-column">
      <style:table-column-properties style:column-width="6.509cm" style:rel-column-width="25072*"/>
    </style:style>
    <style:style style:name="Tabel13.B" style:family="table-column">
      <style:table-column-properties style:column-width="10.504cm" style:rel-column-width="40463*"/>
    </style:style>
    <style:style style:name="Tabel13.A1" style:family="table-cell">
      <style:table-cell-properties fo:padding="0.097cm" fo:border-left="0.05pt solid #000000" fo:border-right="none" fo:border-top="0.05pt solid #000000" fo:border-bottom="0.05pt solid #000000"/>
    </style:style>
    <style:style style:name="Tabel13.B1" style:family="table-cell">
      <style:table-cell-properties fo:padding="0.097cm" fo:border="0.05pt solid #000000"/>
    </style:style>
    <style:style style:name="Tabel13.A2" style:family="table-cell">
      <style:table-cell-properties fo:padding="0.097cm" fo:border-left="0.05pt solid #000000" fo:border-right="none" fo:border-top="none" fo:border-bottom="0.05pt solid #000000"/>
    </style:style>
    <style:style style:name="Tabel13.B2" style:family="table-cell">
      <style:table-cell-properties fo:padding="0.097cm" fo:border-left="0.05pt solid #000000" fo:border-right="0.05pt solid #000000" fo:border-top="none" fo:border-bottom="0.05pt solid #000000"/>
    </style:style>
    <style:style style:name="Tabel14" style:family="table">
      <style:table-properties style:width="17.013cm" fo:margin-left="0cm" fo:margin-right="-0.012cm" table:align="margins"/>
    </style:style>
    <style:style style:name="Tabel14.A" style:family="table-column">
      <style:table-column-properties style:column-width="5.927cm" style:rel-column-width="22830*"/>
    </style:style>
    <style:style style:name="Tabel14.B" style:family="table-column">
      <style:table-column-properties style:column-width="11.086cm" style:rel-column-width="42705*"/>
    </style:style>
    <style:style style:name="Tabel14.A1" style:family="table-cell">
      <style:table-cell-properties fo:padding="0.097cm" fo:border-left="0.05pt solid #000000" fo:border-right="none" fo:border-top="0.05pt solid #000000" fo:border-bottom="0.05pt solid #000000"/>
    </style:style>
    <style:style style:name="Tabel14.B1" style:family="table-cell">
      <style:table-cell-properties fo:padding="0.097cm" fo:border="0.05pt solid #000000"/>
    </style:style>
    <style:style style:name="Tabel14.A2" style:family="table-cell">
      <style:table-cell-properties fo:padding="0.097cm" fo:border-left="0.05pt solid #000000" fo:border-right="none" fo:border-top="none" fo:border-bottom="0.05pt solid #000000"/>
    </style:style>
    <style:style style:name="Tabel14.B2" style:family="table-cell">
      <style:table-cell-properties fo:padding="0.097cm" fo:border-left="0.05pt solid #000000" fo:border-right="0.05pt solid #000000" fo:border-top="none" fo:border-bottom="0.05pt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5pt solid #000000" fo:border-right="none" fo:border-top="0.05pt solid #000000" fo:border-bottom="0.05pt solid #000000"/>
    </style:style>
    <style:style style:name="Tabel15.B1" style:family="table-cell">
      <style:table-cell-properties fo:padding="0.097cm" fo:border="0.05pt solid #000000"/>
    </style:style>
    <style:style style:name="Tabel15.A2" style:family="table-cell">
      <style:table-cell-properties fo:padding="0.097cm" fo:border-left="0.05pt solid #000000" fo:border-right="none" fo:border-top="none" fo:border-bottom="0.05pt solid #000000"/>
    </style:style>
    <style:style style:name="Tabel15.B2" style:family="table-cell">
      <style:table-cell-properties fo:padding="0.097cm" fo:border-left="0.05pt solid #000000" fo:border-right="0.05pt solid #000000" fo:border-top="none" fo:border-bottom="0.05pt solid #000000"/>
    </style:style>
    <style:style style:name="Tabel16" style:family="table">
      <style:table-properties style:width="17.013cm" fo:margin-left="0cm" fo:margin-right="-0.012cm" table:align="margins"/>
    </style:style>
    <style:style style:name="Tabel16.A" style:family="table-column">
      <style:table-column-properties style:column-width="5.106cm" style:rel-column-width="19670*"/>
    </style:style>
    <style:style style:name="Tabel16.B" style:family="table-column">
      <style:table-column-properties style:column-width="11.906cm" style:rel-column-width="45865*"/>
    </style:style>
    <style:style style:name="Tabel16.A1" style:family="table-cell">
      <style:table-cell-properties fo:padding="0.097cm" fo:border-left="0.05pt solid #000000" fo:border-right="none" fo:border-top="0.05pt solid #000000" fo:border-bottom="0.05pt solid #000000"/>
    </style:style>
    <style:style style:name="Tabel16.B1" style:family="table-cell">
      <style:table-cell-properties fo:padding="0.097cm" fo:border="0.05pt solid #000000"/>
    </style:style>
    <style:style style:name="Tabel16.A2" style:family="table-cell">
      <style:table-cell-properties fo:padding="0.097cm" fo:border-left="0.05pt solid #000000" fo:border-right="none" fo:border-top="none" fo:border-bottom="0.05pt solid #000000"/>
    </style:style>
    <style:style style:name="Tabel16.B2" style:family="table-cell">
      <style:table-cell-properties fo:padding="0.097cm" fo:border-left="0.05pt solid #000000" fo:border-right="0.05pt solid #000000" fo:border-top="none" fo:border-bottom="0.05pt solid #000000"/>
    </style:style>
    <style:style style:name="Tabel20" style:family="table">
      <style:table-properties style:width="17.013cm" fo:margin-left="0cm" fo:margin-right="-0.012cm" table:align="margins"/>
    </style:style>
    <style:style style:name="Tabel20.A" style:family="table-column">
      <style:table-column-properties style:column-width="5.715cm" style:rel-column-width="22014*"/>
    </style:style>
    <style:style style:name="Tabel20.B" style:family="table-column">
      <style:table-column-properties style:column-width="11.298cm" style:rel-column-width="43521*"/>
    </style:style>
    <style:style style:name="Tabel20.A1" style:family="table-cell">
      <style:table-cell-properties fo:padding="0.097cm" fo:border-left="0.05pt solid #000000" fo:border-right="none" fo:border-top="0.05pt solid #000000" fo:border-bottom="0.05pt solid #000000"/>
    </style:style>
    <style:style style:name="Tabel20.B1" style:family="table-cell">
      <style:table-cell-properties fo:padding="0.097cm" fo:border="0.05pt solid #000000"/>
    </style:style>
    <style:style style:name="Tabel20.A2" style:family="table-cell">
      <style:table-cell-properties fo:padding="0.097cm" fo:border-left="0.05pt solid #000000" fo:border-right="none" fo:border-top="none" fo:border-bottom="0.05pt solid #000000"/>
    </style:style>
    <style:style style:name="Tabel20.B2" style:family="table-cell">
      <style:table-cell-properties fo:padding="0.097cm" fo:border-left="0.05pt solid #000000" fo:border-right="0.05pt solid #000000" fo:border-top="none" fo:border-bottom="0.05pt solid #000000"/>
    </style:style>
    <style:style style:name="Tabel21" style:family="table">
      <style:table-properties style:width="17.013cm" fo:margin-left="0cm" fo:margin-right="-0.012cm" table:align="margins"/>
    </style:style>
    <style:style style:name="Tabel21.A" style:family="table-column">
      <style:table-column-properties style:column-width="6.324cm" style:rel-column-width="24359*"/>
    </style:style>
    <style:style style:name="Tabel21.B" style:family="table-column">
      <style:table-column-properties style:column-width="10.689cm" style:rel-column-width="41176*"/>
    </style:style>
    <style:style style:name="Tabel21.A1" style:family="table-cell">
      <style:table-cell-properties fo:padding="0.097cm" fo:border-left="0.05pt solid #000000" fo:border-right="none" fo:border-top="0.05pt solid #000000" fo:border-bottom="0.05pt solid #000000"/>
    </style:style>
    <style:style style:name="Tabel21.B1" style:family="table-cell">
      <style:table-cell-properties fo:padding="0.097cm" fo:border="0.05pt solid #000000"/>
    </style:style>
    <style:style style:name="Tabel21.A2" style:family="table-cell">
      <style:table-cell-properties fo:padding="0.097cm" fo:border-left="0.05pt solid #000000" fo:border-right="none" fo:border-top="none" fo:border-bottom="0.05pt solid #000000"/>
    </style:style>
    <style:style style:name="Tabel21.B2" style:family="table-cell">
      <style:table-cell-properties fo:padding="0.097cm" fo:border-left="0.05pt solid #000000" fo:border-right="0.05pt solid #000000" fo:border-top="none" fo:border-bottom="0.05pt solid #000000"/>
    </style:style>
    <style:style style:name="Tabel17" style:family="table">
      <style:table-properties style:width="17.013cm" fo:margin-left="0cm" fo:margin-right="-0.012cm" table:align="margins"/>
    </style:style>
    <style:style style:name="Tabel17.A" style:family="table-column">
      <style:table-column-properties style:column-width="5.741cm" style:rel-column-width="22116*"/>
    </style:style>
    <style:style style:name="Tabel17.B" style:family="table-column">
      <style:table-column-properties style:column-width="11.271cm" style:rel-column-width="43419*"/>
    </style:style>
    <style:style style:name="Tabel17.A1" style:family="table-cell">
      <style:table-cell-properties fo:padding="0.097cm" fo:border-left="0.05pt solid #000000" fo:border-right="none" fo:border-top="0.05pt solid #000000" fo:border-bottom="0.05pt solid #000000"/>
    </style:style>
    <style:style style:name="Tabel17.B1" style:family="table-cell">
      <style:table-cell-properties fo:padding="0.097cm" fo:border="0.05pt solid #000000"/>
    </style:style>
    <style:style style:name="Tabel17.A2" style:family="table-cell">
      <style:table-cell-properties fo:padding="0.097cm" fo:border-left="0.05pt solid #000000" fo:border-right="none" fo:border-top="none" fo:border-bottom="0.05pt solid #000000"/>
    </style:style>
    <style:style style:name="Tabel17.B2" style:family="table-cell">
      <style:table-cell-properties fo:padding="0.097cm" fo:border-left="0.05pt solid #000000" fo:border-right="0.05pt solid #000000" fo:border-top="none" fo:border-bottom="0.05pt solid #000000"/>
    </style:style>
    <style:style style:name="Tabel18" style:family="table">
      <style:table-properties style:width="17.013cm" fo:margin-left="0cm" fo:margin-right="-0.012cm" table:align="margins"/>
    </style:style>
    <style:style style:name="Tabel18.A" style:family="table-column">
      <style:table-column-properties style:column-width="4.048cm" style:rel-column-width="15593*"/>
    </style:style>
    <style:style style:name="Tabel18.B" style:family="table-column">
      <style:table-column-properties style:column-width="12.965cm" style:rel-column-width="49942*"/>
    </style:style>
    <style:style style:name="Tabel18.A1" style:family="table-cell">
      <style:table-cell-properties fo:padding="0.097cm" fo:border-left="0.05pt solid #000000" fo:border-right="none" fo:border-top="0.05pt solid #000000" fo:border-bottom="0.05pt solid #000000"/>
    </style:style>
    <style:style style:name="Tabel18.B1" style:family="table-cell">
      <style:table-cell-properties fo:padding="0.097cm" fo:border="0.05pt solid #000000"/>
    </style:style>
    <style:style style:name="Tabel18.A2" style:family="table-cell">
      <style:table-cell-properties fo:padding="0.097cm" fo:border-left="0.05pt solid #000000" fo:border-right="none" fo:border-top="none" fo:border-bottom="0.05pt solid #000000"/>
    </style:style>
    <style:style style:name="Tabel18.B2" style:family="table-cell">
      <style:table-cell-properties fo:padding="0.097cm" fo:border-left="0.05pt solid #000000" fo:border-right="0.05pt solid #000000" fo:border-top="none" fo:border-bottom="0.05pt solid #000000"/>
    </style:style>
    <style:style style:name="Tabel19" style:family="table">
      <style:table-properties style:width="17.013cm" fo:margin-left="0cm" fo:margin-right="-0.012cm" table:align="margins"/>
    </style:style>
    <style:style style:name="Tabel19.A" style:family="table-column">
      <style:table-column-properties style:column-width="3.625cm" style:rel-column-width="13963*"/>
    </style:style>
    <style:style style:name="Tabel19.B" style:family="table-column">
      <style:table-column-properties style:column-width="13.388cm" style:rel-column-width="51572*"/>
    </style:style>
    <style:style style:name="Tabel19.A1" style:family="table-cell">
      <style:table-cell-properties fo:padding="0.097cm" fo:border-left="0.05pt solid #000000" fo:border-right="none" fo:border-top="0.05pt solid #000000" fo:border-bottom="0.05pt solid #000000"/>
    </style:style>
    <style:style style:name="Tabel19.B1" style:family="table-cell">
      <style:table-cell-properties fo:padding="0.097cm" fo:border="0.05pt solid #000000"/>
    </style:style>
    <style:style style:name="Tabel19.A2" style:family="table-cell">
      <style:table-cell-properties fo:padding="0.097cm" fo:border-left="0.05pt solid #000000" fo:border-right="none" fo:border-top="none" fo:border-bottom="0.05pt solid #000000"/>
    </style:style>
    <style:style style:name="Tabel19.B2" style:family="table-cell">
      <style:table-cell-properties fo:padding="0.097cm" fo:border-left="0.05pt solid #000000" fo:border-right="0.05pt solid #000000" fo:border-top="none" fo:border-bottom="0.05pt solid #000000"/>
    </style:style>
    <style:style style:name="Tabel24" style:family="table">
      <style:table-properties style:width="17.013cm" fo:margin-left="0cm" table:align="left"/>
    </style:style>
    <style:style style:name="Tabel24.A" style:family="table-column">
      <style:table-column-properties style:column-width="4.101cm"/>
    </style:style>
    <style:style style:name="Tabel24.B" style:family="table-column">
      <style:table-column-properties style:column-width="12.912cm"/>
    </style:style>
    <style:style style:name="Tabel24.A1" style:family="table-cell">
      <style:table-cell-properties fo:padding="0.097cm" fo:border-left="0.05pt solid #000000" fo:border-right="none" fo:border-top="0.05pt solid #000000" fo:border-bottom="0.05pt solid #000000"/>
    </style:style>
    <style:style style:name="Tabel24.B1" style:family="table-cell">
      <style:table-cell-properties fo:padding="0.097cm" fo:border="0.05pt solid #000000"/>
    </style:style>
    <style:style style:name="Tabel4" style:family="table">
      <style:table-properties style:width="17.013cm" fo:margin-left="0cm" fo:margin-right="-0.012cm" table:align="margins"/>
    </style:style>
    <style:style style:name="Tabel4.A" style:family="table-column">
      <style:table-column-properties style:column-width="5.106cm" style:rel-column-width="19670*"/>
    </style:style>
    <style:style style:name="Tabel4.B" style:family="table-column">
      <style:table-column-properties style:column-width="11.906cm" style:rel-column-width="45865*"/>
    </style:style>
    <style:style style:name="Tabel4.A1" style:family="table-cell">
      <style:table-cell-properties fo:padding="0.097cm" fo:border-left="0.05pt solid #000000" fo:border-right="none" fo:border-top="0.05pt solid #000000" fo:border-bottom="0.05pt solid #000000"/>
    </style:style>
    <style:style style:name="Tabel4.B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B2" style:family="table-cell">
      <style:table-cell-properties fo:padding="0.097cm" fo:border-left="0.05pt solid #000000" fo:border-right="0.05pt solid #000000" fo:border-top="none" fo:border-bottom="0.05pt solid #000000"/>
    </style:style>
    <style:style style:name="Tabel5" style:family="table">
      <style:table-properties style:width="17.013cm" fo:margin-left="0cm" fo:margin-right="-0.012cm" table:align="margins"/>
    </style:style>
    <style:style style:name="Tabel5.A" style:family="table-column">
      <style:table-column-properties style:column-width="5.98cm" style:rel-column-width="23034*"/>
    </style:style>
    <style:style style:name="Tabel5.B" style:family="table-column">
      <style:table-column-properties style:column-width="11.033cm" style:rel-column-width="42501*"/>
    </style:style>
    <style:style style:name="Tabel5.A1" style:family="table-cell">
      <style:table-cell-properties fo:padding="0.097cm" fo:border-left="0.05pt solid #000000" fo:border-right="none" fo:border-top="0.05pt solid #000000" fo:border-bottom="0.05pt solid #000000"/>
    </style:style>
    <style:style style:name="Tabel5.B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B2" style:family="table-cell">
      <style:table-cell-properties fo:padding="0.097cm" fo:border-left="0.05pt solid #000000" fo:border-right="0.05pt solid #000000" fo:border-top="none" fo:border-bottom="0.05pt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5pt solid #000000" fo:border-right="none" fo:border-top="0.05pt solid #000000" fo:border-bottom="0.05pt solid #000000"/>
    </style:style>
    <style:style style:name="Tabel6.B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B2" style:family="table-cell">
      <style:table-cell-properties fo:padding="0.097cm" fo:border-left="0.05pt solid #000000" fo:border-right="0.05pt solid #000000" fo:border-top="none" fo:border-bottom="0.05pt solid #000000"/>
    </style:style>
    <style:style style:name="Tabel7" style:family="table">
      <style:table-properties style:width="17.013cm" fo:margin-left="0cm" fo:margin-right="-0.012cm" table:align="margins"/>
    </style:style>
    <style:style style:name="Tabel7.A" style:family="table-column">
      <style:table-column-properties style:column-width="5.292cm" style:rel-column-width="20384*"/>
    </style:style>
    <style:style style:name="Tabel7.B" style:family="table-column">
      <style:table-column-properties style:column-width="11.721cm" style:rel-column-width="45151*"/>
    </style:style>
    <style:style style:name="Tabel7.A1" style:family="table-cell">
      <style:table-cell-properties fo:padding="0.097cm" fo:border-left="0.05pt solid #000000" fo:border-right="none" fo:border-top="0.05pt solid #000000" fo:border-bottom="0.05pt solid #000000"/>
    </style:style>
    <style:style style:name="Tabel7.B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B2" style:family="table-cell">
      <style:table-cell-properties fo:padding="0.097cm" fo:border-left="0.05pt solid #000000" fo:border-right="0.05pt solid #000000" fo:border-top="none" fo:border-bottom="0.05pt solid #000000"/>
    </style:style>
    <style:style style:name="Tabel9" style:family="table">
      <style:table-properties style:width="17.013cm" fo:margin-left="0cm" fo:margin-right="-0.012cm" table:align="margins"/>
    </style:style>
    <style:style style:name="Tabel9.A" style:family="table-column">
      <style:table-column-properties style:column-width="5.953cm" style:rel-column-width="22932*"/>
    </style:style>
    <style:style style:name="Tabel9.B" style:family="table-column">
      <style:table-column-properties style:column-width="11.06cm" style:rel-column-width="42603*"/>
    </style:style>
    <style:style style:name="Tabel9.A1" style:family="table-cell">
      <style:table-cell-properties fo:padding="0.097cm" fo:border-left="0.05pt solid #000000" fo:border-right="none" fo:border-top="0.05pt solid #000000" fo:border-bottom="0.05pt solid #000000"/>
    </style:style>
    <style:style style:name="Tabel9.B1" style:family="table-cell">
      <style:table-cell-properties fo:padding="0.097cm" fo:border="0.05pt solid #000000"/>
    </style:style>
    <style:style style:name="Tabel9.A2" style:family="table-cell">
      <style:table-cell-properties fo:padding="0.097cm" fo:border-left="0.05pt solid #000000" fo:border-right="none" fo:border-top="none" fo:border-bottom="0.05pt solid #000000"/>
    </style:style>
    <style:style style:name="Tabel9.B2" style:family="table-cell">
      <style:table-cell-properties fo:padding="0.097cm" fo:border-left="0.05pt solid #000000" fo:border-right="0.05pt solid #000000" fo:border-top="none" fo:border-bottom="0.05pt solid #000000"/>
    </style:style>
    <style:style style:name="Tabel10" style:family="table">
      <style:table-properties style:width="17.013cm" fo:margin-left="0cm" fo:margin-right="-0.012cm" table:align="margins"/>
    </style:style>
    <style:style style:name="Tabel10.A" style:family="table-column">
      <style:table-column-properties style:column-width="5.556cm" style:rel-column-width="21403*"/>
    </style:style>
    <style:style style:name="Tabel10.B" style:family="table-column">
      <style:table-column-properties style:column-width="11.456cm" style:rel-column-width="44132*"/>
    </style:style>
    <style:style style:name="Tabel10.A1" style:family="table-cell">
      <style:table-cell-properties fo:padding="0.097cm" fo:border-left="0.05pt solid #000000" fo:border-right="none" fo:border-top="0.05pt solid #000000" fo:border-bottom="0.05pt solid #000000"/>
    </style:style>
    <style:style style:name="Tabel10.B1" style:family="table-cell">
      <style:table-cell-properties fo:padding="0.097cm" fo:border="0.05pt solid #000000"/>
    </style:style>
    <style:style style:name="Tabel10.A2" style:family="table-cell">
      <style:table-cell-properties fo:padding="0.097cm" fo:border-left="0.05pt solid #000000" fo:border-right="none" fo:border-top="none" fo:border-bottom="0.05pt solid #000000"/>
    </style:style>
    <style:style style:name="Tabel10.B2" style:family="table-cell">
      <style:table-cell-properties fo:padding="0.097cm" fo:border-left="0.05pt solid #000000" fo:border-right="0.05pt solid #000000" fo:border-top="none" fo:border-bottom="0.05pt solid #000000"/>
    </style:style>
    <style:style style:name="Tabel1" style:family="table">
      <style:table-properties style:width="16.999cm" fo:margin-top="0cm" fo:margin-bottom="0.199cm" table:align="left"/>
    </style:style>
    <style:style style:name="Tabel1.A" style:family="table-column">
      <style:table-column-properties style:column-width="5.666cm"/>
    </style:style>
    <style:style style:name="Tabel1.C" style:family="table-column">
      <style:table-column-properties style:column-width="5.667cm"/>
    </style:style>
    <style:style style:name="Tabel1.1" style:family="table-row">
      <style:table-row-properties style:min-row-height="0.681cm"/>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6.271cm" style:rel-column-width="24155*"/>
    </style:style>
    <style:style style:name="Table1.B" style:family="table-column">
      <style:table-column-properties style:column-width="10.742cm" style:rel-column-width="4138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el23" style:family="table">
      <style:table-properties style:width="17.013cm" fo:margin-left="0cm" fo:margin-right="-0.012cm" table:align="margins"/>
    </style:style>
    <style:style style:name="Tabel23.A" style:family="table-column">
      <style:table-column-properties style:column-width="4.657cm" style:rel-column-width="17938*"/>
    </style:style>
    <style:style style:name="Tabel23.B" style:family="table-column">
      <style:table-column-properties style:column-width="12.356cm" style:rel-column-width="47597*"/>
    </style:style>
    <style:style style:name="Tabel23.A1" style:family="table-cell">
      <style:table-cell-properties fo:padding="0.097cm" fo:border-left="0.05pt solid #000000" fo:border-right="none" fo:border-top="0.05pt solid #000000" fo:border-bottom="0.05pt solid #000000"/>
    </style:style>
    <style:style style:name="Tabel23.B1" style:family="table-cell">
      <style:table-cell-properties fo:padding="0.097cm" fo:border="0.05pt solid #000000"/>
    </style:style>
    <style:style style:name="Tabel23.A2" style:family="table-cell">
      <style:table-cell-properties fo:padding="0.097cm" fo:border-left="0.05pt solid #000000" fo:border-right="none" fo:border-top="none" fo:border-bottom="0.05pt solid #000000"/>
    </style:style>
    <style:style style:name="Tabel23.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officeooo:rsid="0019dbe1" officeooo:paragraph-rsid="001aa70e"/>
    </style:style>
    <style:style style:name="P3" style:family="paragraph" style:parent-style-name="Text_20_body">
      <style:text-properties officeooo:rsid="001a00b3" officeooo:paragraph-rsid="001aa70e"/>
    </style:style>
    <style:style style:name="P4" style:family="paragraph" style:parent-style-name="Text_20_body">
      <style:text-properties officeooo:rsid="001fd834" officeooo:paragraph-rsid="001fd834"/>
    </style:style>
    <style:style style:name="P5" style:family="paragraph" style:parent-style-name="Text_20_body">
      <style:text-properties officeooo:paragraph-rsid="002396cd"/>
    </style:style>
    <style:style style:name="P6" style:family="paragraph" style:parent-style-name="Text_20_body">
      <style:text-properties officeooo:paragraph-rsid="0022e689"/>
    </style:style>
    <style:style style:name="P7" style:family="paragraph" style:parent-style-name="Text_20_body">
      <style:text-properties officeooo:paragraph-rsid="00252912"/>
    </style:style>
    <style:style style:name="P8" style:family="paragraph" style:parent-style-name="Text_20_body">
      <style:text-properties officeooo:rsid="00293676" officeooo:paragraph-rsid="00293676"/>
    </style:style>
    <style:style style:name="P9" style:family="paragraph" style:parent-style-name="Text_20_body">
      <style:text-properties officeooo:rsid="002fab3d" officeooo:paragraph-rsid="002fab3d"/>
    </style:style>
    <style:style style:name="P10" style:family="paragraph" style:parent-style-name="Text_20_body">
      <style:text-properties officeooo:rsid="0032a248" officeooo:paragraph-rsid="0032a248"/>
    </style:style>
    <style:style style:name="P11" style:family="paragraph" style:parent-style-name="Text_20_body">
      <style:text-properties officeooo:rsid="0034514d" officeooo:paragraph-rsid="0034514d"/>
    </style:style>
    <style:style style:name="P12" style:family="paragraph" style:parent-style-name="Text_20_body">
      <style:text-properties officeooo:rsid="003486c6" officeooo:paragraph-rsid="003486c6"/>
    </style:style>
    <style:style style:name="P13" style:family="paragraph" style:parent-style-name="Text_20_body">
      <style:text-properties officeooo:rsid="002b8296" officeooo:paragraph-rsid="0035b0cc"/>
    </style:style>
    <style:style style:name="P14" style:family="paragraph" style:parent-style-name="Text_20_body">
      <style:text-properties officeooo:paragraph-rsid="0035eba3"/>
    </style:style>
    <style:style style:name="P15" style:family="paragraph" style:parent-style-name="Text_20_body">
      <style:text-properties officeooo:rsid="0038144c" officeooo:paragraph-rsid="0038144c"/>
    </style:style>
    <style:style style:name="P16" style:family="paragraph" style:parent-style-name="Standard" style:master-page-name="">
      <style:paragraph-properties fo:margin-top="0.199cm" fo:margin-bottom="0cm" loext:contextual-spacing="false" fo:text-align="center" style:justify-single-word="false" style:page-number="auto" fo:break-after="page"/>
      <style:text-properties style:font-name="Albany" fo:font-size="14pt" fo:font-weight="bold"/>
    </style:style>
    <style:style style:name="P17" style:family="paragraph" style:parent-style-name="Standard">
      <style:paragraph-properties fo:margin-top="0.499cm" fo:margin-bottom="0cm" loext:contextual-spacing="false" fo:text-align="center" style:justify-single-word="false"/>
      <style:text-properties style:font-name="Albany" fo:font-size="14pt" fo:font-weight="bold"/>
    </style:style>
    <style:style style:name="P18" style:family="paragraph" style:parent-style-name="Standard">
      <style:paragraph-properties fo:margin-top="0cm" fo:margin-bottom="0.3cm" loext:contextual-spacing="false" fo:text-align="center" style:justify-single-word="false"/>
      <style:text-properties style:font-name="Albany" fo:font-size="20pt" fo:font-weight="bold"/>
    </style:style>
    <style:style style:name="P19" style:family="paragraph" style:parent-style-name="Standard">
      <style:paragraph-properties fo:margin-top="0cm" fo:margin-bottom="0.3cm" loext:contextual-spacing="false" fo:text-align="center" style:justify-single-word="false"/>
      <style:text-properties style:font-name="Albany" fo:font-size="18pt" fo:font-weight="bold" officeooo:rsid="004fd984" officeooo:paragraph-rsid="004fd984"/>
    </style:style>
    <style:style style:name="P20" style:family="paragraph" style:parent-style-name="Table_20_Contents">
      <style:paragraph-properties style:writing-mode="lr-tb"/>
    </style:style>
    <style:style style:name="P21" style:family="paragraph" style:parent-style-name="Footnote">
      <style:text-properties officeooo:rsid="001ac3b8" officeooo:paragraph-rsid="001ac3b8"/>
    </style:style>
    <style:style style:name="P22" style:family="paragraph" style:parent-style-name="Footnote">
      <style:text-properties officeooo:rsid="003a9d11" officeooo:paragraph-rsid="003a9d11"/>
    </style:style>
    <style:style style:name="P23" style:family="paragraph" style:parent-style-name="Preformatted_20_Text">
      <style:text-properties officeooo:rsid="001fd834" officeooo:paragraph-rsid="001fd834"/>
    </style:style>
    <style:style style:name="P24" style:family="paragraph" style:parent-style-name="Preformatted_20_Text">
      <style:text-properties officeooo:paragraph-rsid="001fd834"/>
    </style:style>
    <style:style style:name="P25" style:family="paragraph" style:parent-style-name="Preformatted_20_Text">
      <style:text-properties officeooo:rsid="002fab3d" officeooo:paragraph-rsid="002fab3d"/>
    </style:style>
    <style:style style:name="P26" style:family="paragraph" style:parent-style-name="Preformatted_20_Text">
      <style:text-properties officeooo:rsid="002fab3d" officeooo:paragraph-rsid="0034514d"/>
    </style:style>
    <style:style style:name="P27" style:family="paragraph" style:parent-style-name="Table_20_Contents">
      <style:text-properties officeooo:paragraph-rsid="002b8296"/>
    </style:style>
    <style:style style:name="P28" style:family="paragraph" style:parent-style-name="Table_20_Contents">
      <style:text-properties officeooo:rsid="002d352a" officeooo:paragraph-rsid="002d352a"/>
    </style:style>
    <style:style style:name="P29" style:family="paragraph" style:parent-style-name="Table_20_Contents">
      <style:text-properties officeooo:paragraph-rsid="002fab3d"/>
    </style:style>
    <style:style style:name="P30" style:family="paragraph" style:parent-style-name="Table_20_Contents">
      <style:text-properties officeooo:paragraph-rsid="0035eba3"/>
    </style:style>
    <style:style style:name="P31" style:family="paragraph" style:parent-style-name="Table_20_Contents">
      <style:text-properties officeooo:rsid="0035eba3" officeooo:paragraph-rsid="0035eba3"/>
    </style:style>
    <style:style style:name="P32" style:family="paragraph" style:parent-style-name="Table_20_Contents">
      <style:text-properties officeooo:rsid="0035f7f9" officeooo:paragraph-rsid="0035f7f9"/>
    </style:style>
    <style:style style:name="P33" style:family="paragraph" style:parent-style-name="Table_20_Contents">
      <style:text-properties officeooo:paragraph-rsid="0038144c"/>
    </style:style>
    <style:style style:name="P34" style:family="paragraph" style:parent-style-name="Table_20_Heading">
      <style:text-properties officeooo:paragraph-rsid="002fab3d"/>
    </style:style>
    <style:style style:name="P35" style:family="paragraph" style:parent-style-name="Standard" style:master-page-name="First_20_Page">
      <style:paragraph-properties fo:margin-top="0cm" fo:margin-bottom="0.199cm" loext:contextual-spacing="false" fo:text-align="center" style:justify-single-word="false" style:page-number="auto"/>
      <style:text-properties style:font-name="Albany" fo:font-size="18pt" fo:font-weight="bold"/>
    </style:style>
    <style:style style:name="P36" style:family="paragraph" style:parent-style-name="Text_20_body" style:list-style-name="L1"/>
    <style:style style:name="P37" style:family="paragraph" style:parent-style-name="Text_20_body" style:list-style-name="L2"/>
    <style:style style:name="P38" style:family="paragraph" style:parent-style-name="Text_20_body" style:list-style-name="L3"/>
    <style:style style:name="P39" style:family="paragraph" style:parent-style-name="Text_20_body" style:list-style-name="L4"/>
    <style:style style:name="P40" style:family="paragraph" style:parent-style-name="Text_20_body" style:list-style-name="L5"/>
    <style:style style:name="P41" style:family="paragraph" style:parent-style-name="Text_20_body" style:list-style-name="L6"/>
    <style:style style:name="P42" style:family="paragraph" style:parent-style-name="Text_20_body" style:list-style-name="L6">
      <style:text-properties officeooo:paragraph-rsid="001aa70e"/>
    </style:style>
    <style:style style:name="P43" style:family="paragraph" style:parent-style-name="Text_20_body" style:list-style-name="L7"/>
    <style:style style:name="P44" style:family="paragraph" style:parent-style-name="Text_20_body" style:list-style-name="L8"/>
    <style:style style:name="P45" style:family="paragraph" style:parent-style-name="Text_20_body" style:list-style-name="L9"/>
    <style:style style:name="P46" style:family="paragraph" style:parent-style-name="Text_20_body" style:list-style-name="L10"/>
    <style:style style:name="P47" style:family="paragraph" style:parent-style-name="Text_20_body" style:list-style-name="L11"/>
    <style:style style:name="P48" style:family="paragraph" style:parent-style-name="Text_20_body" style:list-style-name="L13"/>
    <style:style style:name="P49" style:family="paragraph" style:parent-style-name="Text_20_body" style:list-style-name="L13">
      <style:text-properties officeooo:rsid="0026b616" officeooo:paragraph-rsid="0026b616"/>
    </style:style>
    <style:style style:name="P50" style:family="paragraph" style:parent-style-name="Text_20_body" style:list-style-name="L14"/>
    <style:style style:name="P51" style:family="paragraph" style:parent-style-name="Text_20_body" style:list-style-name="L15"/>
    <style:style style:name="P52" style:family="paragraph" style:parent-style-name="Heading_20_4">
      <style:text-properties officeooo:rsid="00497796"/>
    </style:style>
    <style:style style:name="P53" style:family="paragraph" style:parent-style-name="Heading_20_2">
      <style:text-properties officeooo:rsid="002e5590" officeooo:paragraph-rsid="002e5590"/>
    </style:style>
    <style:style style:name="P54" style:family="paragraph" style:parent-style-name="Heading_20_2">
      <style:text-properties officeooo:paragraph-rsid="002fab3d"/>
    </style:style>
    <style:style style:name="P55" style:family="paragraph" style:parent-style-name="Heading_20_3">
      <style:text-properties officeooo:paragraph-rsid="0035eba3"/>
    </style:style>
    <style:style style:name="P56" style:family="paragraph" style:parent-style-name="Footnote">
      <style:text-properties officeooo:rsid="0054ddad" officeooo:paragraph-rsid="0054ddad"/>
    </style:style>
    <style:style style:name="P57" style:family="paragraph" style:parent-style-name="Table_20_Contents" style:list-style-name="L12"/>
    <style:style style:name="P58" style:family="paragraph" style:parent-style-name="Table_20_Contents">
      <style:text-properties officeooo:paragraph-rsid="005317dc"/>
    </style:style>
    <style:style style:name="P59" style:family="paragraph" style:parent-style-name="Table_20_Contents">
      <style:text-properties officeooo:rsid="005317dc" officeooo:paragraph-rsid="005317dc"/>
    </style:style>
    <style:style style:name="P60" style:family="paragraph" style:parent-style-name="Preformatted_20_Text" style:list-style-name="L10"/>
    <style:style style:name="P61" style:family="paragraph" style:parent-style-name="Contents_20_1">
      <style:paragraph-properties>
        <style:tab-stops>
          <style:tab-stop style:position="17cm" style:type="right" style:leader-style="dotted" style:leader-text="."/>
        </style:tab-stops>
      </style:paragraph-properties>
    </style:style>
    <style:style style:name="P62"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293676" style:font-style-asian="italic" style:font-style-complex="italic"/>
    </style:style>
    <style:style style:name="T4" style:family="text">
      <style:text-properties fo:font-style="italic" officeooo:rsid="004fd984" style:font-style-asian="italic" style:font-style-complex="italic"/>
    </style:style>
    <style:style style:name="T5" style:family="text">
      <style:text-properties fo:font-style="italic" officeooo:rsid="005317dc" style:font-style-asian="italic" style:font-style-complex="italic"/>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bold" officeooo:rsid="001aa70e" style:font-weight-asian="bold" style:font-weight-complex="bold"/>
    </style:style>
    <style:style style:name="T9" style:family="text">
      <style:text-properties fo:font-weight="bold" officeooo:rsid="0024e3e8" style:font-weight-asian="bold" style:font-weight-complex="bold"/>
    </style:style>
    <style:style style:name="T10" style:family="text">
      <style:text-properties fo:font-weight="bold" officeooo:rsid="003ba6ea"/>
    </style:style>
    <style:style style:name="T11" style:family="text">
      <style:text-properties fo:font-style="normal" style:font-style-asian="normal" style:font-style-complex="normal"/>
    </style:style>
    <style:style style:name="T12" style:family="text">
      <style:text-properties fo:font-style="normal" officeooo:rsid="004fd984" style:font-style-asian="normal" style:font-style-complex="normal"/>
    </style:style>
    <style:style style:name="T13" style:family="text">
      <style:text-properties fo:font-size="10pt" style:font-size-asian="10pt" style:font-size-complex="10pt"/>
    </style:style>
    <style:style style:name="T14" style:family="text">
      <style:text-properties fo:font-size="16pt" style:font-size-asian="16pt" style:font-size-complex="16pt"/>
    </style:style>
    <style:style style:name="T15" style:family="text">
      <style:text-properties fo:font-size="16pt" officeooo:rsid="001aa70e" style:font-size-asian="16pt" style:font-size-complex="16pt"/>
    </style:style>
    <style:style style:name="T16" style:family="text">
      <style:text-properties fo:language="fr" fo:country="FR"/>
    </style:style>
    <style:style style:name="T17" style:family="text">
      <style:text-properties officeooo:rsid="001aa70e"/>
    </style:style>
    <style:style style:name="T18" style:family="text">
      <style:text-properties officeooo:rsid="0019dbe1"/>
    </style:style>
    <style:style style:name="T19" style:family="text">
      <style:text-properties officeooo:rsid="001d17d4"/>
    </style:style>
    <style:style style:name="T20" style:family="text">
      <style:text-properties officeooo:rsid="001f25e1"/>
    </style:style>
    <style:style style:name="T21" style:family="text">
      <style:text-properties officeooo:rsid="001fd834"/>
    </style:style>
    <style:style style:name="T22" style:family="text">
      <style:text-properties officeooo:rsid="001fe828"/>
    </style:style>
    <style:style style:name="T23" style:family="text">
      <style:text-properties officeooo:rsid="00210671"/>
    </style:style>
    <style:style style:name="T24" style:family="text">
      <style:text-properties officeooo:rsid="0021a48e"/>
    </style:style>
    <style:style style:name="T25" style:family="text">
      <style:text-properties officeooo:rsid="0022e689"/>
    </style:style>
    <style:style style:name="T26" style:family="text">
      <style:text-properties officeooo:rsid="002396cd"/>
    </style:style>
    <style:style style:name="T27" style:family="text">
      <style:text-properties officeooo:rsid="0024e3e8"/>
    </style:style>
    <style:style style:name="T28" style:family="text">
      <style:text-properties officeooo:rsid="0024e3e8" style:font-weight-asian="normal" style:font-weight-complex="normal"/>
    </style:style>
    <style:style style:name="T29" style:family="text">
      <style:text-properties officeooo:rsid="0025f38f"/>
    </style:style>
    <style:style style:name="T30" style:family="text">
      <style:text-properties officeooo:rsid="00293676"/>
    </style:style>
    <style:style style:name="T31" style:family="text">
      <style:text-properties officeooo:rsid="002b6ba5"/>
    </style:style>
    <style:style style:name="T32" style:family="text">
      <style:text-properties officeooo:rsid="002b8296"/>
    </style:style>
    <style:style style:name="T33" style:family="text">
      <style:text-properties officeooo:rsid="00301c65"/>
    </style:style>
    <style:style style:name="T34" style:family="text">
      <style:text-properties officeooo:rsid="00318180"/>
    </style:style>
    <style:style style:name="T35" style:family="text">
      <style:text-properties officeooo:rsid="002fab3d"/>
    </style:style>
    <style:style style:name="T36" style:family="text">
      <style:text-properties officeooo:rsid="0034514d"/>
    </style:style>
    <style:style style:name="T37" style:family="text">
      <style:text-properties officeooo:rsid="0035b0cc"/>
    </style:style>
    <style:style style:name="T38" style:family="text">
      <style:text-properties officeooo:rsid="0035eba3"/>
    </style:style>
    <style:style style:name="T39" style:family="text">
      <style:text-properties officeooo:rsid="0038144c"/>
    </style:style>
    <style:style style:name="T40" style:family="text">
      <style:text-properties officeooo:rsid="0039e2ed"/>
    </style:style>
    <style:style style:name="T41" style:family="text">
      <style:text-properties officeooo:rsid="003a9d11"/>
    </style:style>
    <style:style style:name="T42" style:family="text">
      <style:text-properties officeooo:rsid="003f3744"/>
    </style:style>
    <style:style style:name="T43" style:family="text">
      <style:text-properties officeooo:rsid="004119ff"/>
    </style:style>
    <style:style style:name="T44" style:family="text">
      <style:text-properties officeooo:rsid="004368ac"/>
    </style:style>
    <style:style style:name="T45" style:family="text">
      <style:text-properties officeooo:rsid="004438e7"/>
    </style:style>
    <style:style style:name="T46" style:family="text">
      <style:text-properties officeooo:rsid="0044769c"/>
    </style:style>
    <style:style style:name="T47" style:family="text">
      <style:text-properties officeooo:rsid="0045f999"/>
    </style:style>
    <style:style style:name="T48" style:family="text">
      <style:text-properties officeooo:rsid="0047c9e0"/>
    </style:style>
    <style:style style:name="T49" style:family="text">
      <style:text-properties officeooo:rsid="004938d6"/>
    </style:style>
    <style:style style:name="T50" style:family="text">
      <style:text-properties officeooo:rsid="004ec080"/>
    </style:style>
    <style:style style:name="T51" style:family="text">
      <style:text-properties officeooo:rsid="004fd984"/>
    </style:style>
    <style:style style:name="T52" style:family="text">
      <style:text-properties officeooo:rsid="005317dc"/>
    </style:style>
    <style:style style:name="T53" style:family="text">
      <style:text-properties officeooo:rsid="0054ddad"/>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User's manual for</text:p>
      <text:p text:style-name="P18"><draw:frame draw:style-name="fr1" draw:name="Graphic1" text:anchor-type="as-char" svg:width="10.978cm" svg:height="2.064cm" draw:z-index="0"><draw:image xlink:href="../w2llogo.png" xlink:type="simple" xlink:show="embed" xlink:actuate="onLoad"/></draw:frame></text:p>
      <text:p text:style-name="P19">Converter library and LibreOffice extension supporting LaTeX, BibTeX and HTML5</text:p>
      <text:p text:style-name="P17">version 1.<text:span text:style-name="T42">9.1 alpha</text:span> test release</text:p>
      <text:p text:style-name="P16">© 2002–201<text:span text:style-name="T41">8</text:span> Henrik Just</text:p>
      <text:table-of-content text:style-name="Sect1" text:protected="true" text:name="Indholdsfortegnelse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61">1 <text:a xlink:type="simple" xlink:href="#__RefHeading__4539_1948605489" text:style-name="Internet_20_link" text:visited-style-name="Internet_20_link">Introduction</text:a><text:tab/>3</text:p>
          <text:p text:style-name="P62">1.1 <text:a xlink:type="simple" xlink:href="#__RefHeading__4541_1948605489" text:style-name="Internet_20_link" text:visited-style-name="Internet_20_link">What is Writer2LaTeX?</text:a><text:tab/>3</text:p>
          <text:p text:style-name="P62">1.2 <text:a xlink:type="simple" xlink:href="#__RefHeading__4543_1948605489" text:style-name="Internet_20_link" text:visited-style-name="Internet_20_link">More about LaTeX and BibTeX support</text:a><text:tab/>3</text:p>
          <text:p text:style-name="P62">1.3 <text:a xlink:type="simple" xlink:href="#__RefHeading__4545_1948605489" text:style-name="Internet_20_link" text:visited-style-name="Internet_20_link">More about HTML5 support</text:a><text:tab/>4</text:p>
          <text:p text:style-name="P61">2 <text:a xlink:type="simple" xlink:href="#__RefHeading__4547_1948605489" text:style-name="Internet_20_link" text:visited-style-name="Internet_20_link">Using the extensions</text:a><text:tab/>5</text:p>
          <text:p text:style-name="P62">2.1 <text:a xlink:type="simple" xlink:href="#__RefHeading__4549_1948605489" text:style-name="Internet_20_link" text:visited-style-name="Internet_20_link">Installing of the extensions</text:a><text:tab/>5</text:p>
          <text:p text:style-name="P62">2.2 <text:a xlink:type="simple" xlink:href="#__RefHeading__4551_1948605489" text:style-name="Internet_20_link" text:visited-style-name="Internet_20_link">Using the extensions</text:a><text:tab/>5</text:p>
          <text:p text:style-name="P62">2.3 <text:a xlink:type="simple" xlink:href="#__RefHeading__4787_2050738568" text:style-name="Internet_20_link" text:visited-style-name="Internet_20_link">Exporting from the command line</text:a><text:tab/>5</text:p>
          <text:p text:style-name="P62">2.4 <text:a xlink:type="simple" xlink:href="#__RefHeading__4559_1948605489" text:style-name="Internet_20_link" text:visited-style-name="Internet_20_link">Custom configuration</text:a><text:tab/>6</text:p>
          <text:p text:style-name="P62">2.5 <text:a xlink:type="simple" xlink:href="#__RefHeading__4561_1948605489" text:style-name="Internet_20_link" text:visited-style-name="Internet_20_link">Configuration packages</text:a><text:tab/>6</text:p>
          <text:p text:style-name="P61">3 <text:a xlink:type="simple" xlink:href="#__RefHeading__4563_1948605489" text:style-name="Internet_20_link" text:visited-style-name="Internet_20_link">Using the command line utility</text:a><text:tab/>10</text:p>
          <text:p text:style-name="P62">3.1 <text:a xlink:type="simple" xlink:href="#__RefHeading__4565_1948605489" text:style-name="Internet_20_link" text:visited-style-name="Internet_20_link">How to install Writer2LaTeX for command line usage</text:a><text:tab/>10</text:p>
          <text:p text:style-name="P62">3.2 <text:a xlink:type="simple" xlink:href="#__RefHeading__4567_1948605489" text:style-name="Internet_20_link" text:visited-style-name="Internet_20_link">Using the command line utility</text:a><text:tab/>11</text:p>
          <text:p text:style-name="P61">4 <text:a xlink:type="simple" xlink:href="#__RefHeading__4569_1948605489" text:style-name="Internet_20_link" text:visited-style-name="Internet_20_link">Configuration</text:a><text:tab/>13</text:p>
          <text:p text:style-name="P62">4.1 <text:a xlink:type="simple" xlink:href="#__RefHeading__4571_1948605489" text:style-name="Internet_20_link" text:visited-style-name="Internet_20_link">LaTeX configuration</text:a><text:tab/>13</text:p>
          <text:p text:style-name="P62">4.2 <text:a xlink:type="simple" xlink:href="#__RefHeading__4573_1948605489" text:style-name="Internet_20_link" text:visited-style-name="Internet_20_link">HTML5 configuration</text:a><text:tab/>24</text:p>
          <text:p text:style-name="P62">4.3 <text:a xlink:type="simple" xlink:href="#__RefHeading__4575_1948605489" text:style-name="Internet_20_link" text:visited-style-name="Internet_20_link">Using LibreOffice to create HTML5 documents</text:a><text:tab/>33</text:p>
          <text:p text:style-name="P61">5 <text:a xlink:type="simple" xlink:href="#__RefHeading__4583_1948605489" text:style-name="Internet_20_link" text:visited-style-name="Internet_20_link">The LaTeX package ooomath.sty</text:a><text:tab/>35</text:p>
          <text:p text:style-name="P61">6 <text:a xlink:type="simple" xlink:href="#__RefHeading__4585_1948605489" text:style-name="Internet_20_link" text:visited-style-name="Internet_20_link">Using Writer2LaTeX from another application</text:a><text:tab/>36</text:p>
          <text:p text:style-name="P62">6.1 <text:a xlink:type="simple" xlink:href="#__RefHeading__4587_1948605489" text:style-name="Internet_20_link" text:visited-style-name="Internet_20_link">Using Writer2LaTeX from a Java application</text:a><text:tab/>36</text:p>
          <text:p text:style-name="P62">6.2 <text:a xlink:type="simple" xlink:href="#__RefHeading__4589_1948605489" text:style-name="Internet_20_link" text:visited-style-name="Internet_20_link">Using Writer2LaTeX from a Basic macro</text:a><text:tab/>37</text:p>
          <text:p text:style-name="P62">6.3 <text:a xlink:type="simple" xlink:href="#__RefHeading__4593_1948605489" text:style-name="Internet_20_link" text:visited-style-name="Internet_20_link">Converting from StarMath with a Basic macro</text:a><text:tab/>38</text:p>
          <text:p text:style-name="P61">7 <text:a xlink:type="simple" xlink:href="#__RefHeading__4595_1948605489" text:style-name="Internet_20_link" text:visited-style-name="Internet_20_link">Troubleshooting</text:a><text:tab/>39</text:p>
        </text:index-body>
      </text:table-of-content>
      <text:h text:style-name="Heading_20_1" text:outline-level="1"><text:bookmark-start text:name="__RefHeading__4539_1948605489"/>Introduction<text:bookmark-end text:name="__RefHeading__4539_1948605489"/></text:h>
      <text:h text:style-name="Heading_20_2" text:outline-level="2"><text:bookmark-start text:name="__RefHeading__4541_1948605489"/>What is Writer2LaTeX?<text:bookmark-end text:name="__RefHeading__4541_1948605489"/></text:h>
      <text:p text:style-name="Text_20_body">Writer2LaTeX is a utility to convert <text:span text:style-name="T2">OpenDocument</text:span> text documents – in particular documents containing formulas – into other formats. <text:span text:style-name="T51">Three formats are supported:</text:span></text:p>
      <text:list xml:id="list8914177933003739676" text:style-name="L1">
        <text:list-item>
          <text:p text:style-name="P36"><text:span text:style-name="T51">You can convert </text:span>OpenDocument text documents to LaTeX 2e.</text:p>
        </text:list-item>
        <text:list-item>
          <text:p text:style-name="P36"><text:span text:style-name="T51">You can extract</text:span> bibliographic data from an OpenDocument text document and convert it to BibTeX format.</text:p>
        </text:list-item>
        <text:list-item>
          <text:p text:style-name="P36"><text:span text:style-name="T51">You can convert</text:span> OpenDocument text documents to HTML5 using CSS to convert style information.</text:p>
        </text:list-item>
      </text:list>
      <text:p text:style-name="Text_20_body">Although Writer2LaTeX is a general OpenDocument converter, it is primarily designed for use with LibreOffice<text:note text:id="ftn1" text:note-class="footnote"><text:note-citation>1</text:note-citation><text:note-body><text:p text:style-name="P22">It <text:span text:style-name="T44">will probably</text:span> work with Apache OpenOffice <text:span text:style-name="T44">as well.</text:span></text:p></text:note-body></text:note>. You can use Writer2LaTeX</text:p>
      <text:list xml:id="list5527375157413981991" text:style-name="L2">
        <text:list-item>
          <text:p text:style-name="P37">...as an <text:span text:style-name="T2">ex</text:span><text:span text:style-name="T3">tension</text:span> for <text:span text:style-name="T17">LibreOffice providing support for LaTeX, BibTeX and HTML5</text:span></text:p>
        </text:list-item>
        <text:list-item>
          <text:p text:style-name="P37">...as a <text:span text:style-name="T2">command line utility</text:span>, independent of <text:span text:style-name="T17">LibreOffice</text:span>.</text:p>
        </text:list-item>
        <text:list-item>
          <text:p text:style-name="P37">...as a <text:span text:style-name="T2">Java library</text:span> providing conversions from OpenDocument for other Java programs.</text:p>
        </text:list-item>
      </text:list>
      <text:p text:style-name="Text_20_body">Writer2LaTeX is a Java application, and thus should work on any platform that supports Java. You need a Java Runtime environment, <text:span text:style-name="T6">version </text:span><text:span text:style-name="T10">8</text:span> or later. Writer2LaTeX is developed and tested using OpenJDK (<text:a xlink:type="simple" xlink:href="http://openjdk.java.net/" text:style-name="Internet_20_link" text:visited-style-name="Visited_20_Internet_20_Link">http://openjdk.java.net/</text:a>)</text:p>
      <text:p text:style-name="Text_20_body">This user's manual will explain how to install and use Writer2LaTeX.</text:p>
      <text:p text:style-name="Text_20_body"><text:span text:style-name="T1">Note</text:span>: In this manual LO is used as an abbreviation of LibreOffice.<text:span text:style-name="T30">.</text:span></text:p>
      <text:h text:style-name="Heading_20_2" text:outline-level="2"><text:bookmark-start text:name="__RefHeading__4543_1948605489"/>More about <text:span text:style-name="T51">LaTeX and BibTeX support</text:span><text:bookmark-end text:name="__RefHeading__4543_1948605489"/></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styles and text in the document. Also it supports more than 25 different languages, latin, greek and cyrillic scripts and 8 input-encodings.</text:p>
      <text:p text:style-name="Text_20_body">The flexibility makes it possible to use Writer2LaTeX from several philosophies:</text:p>
      <text:list xml:id="list2504757268255073755" text:style-name="L3">
        <text:list-item>
          <text:p text:style-name="P38">You can use LaTeX as a typesetting engine for your LO documents: Writer2LaTeX can be configured to create a LaTeX document with as much formatting as possible preserved. Note that the resulting LaTeX source will be readable, but not very clean.</text:p>
          <text:p text:style-name="P38">Be aware that even though Writer2LaTeX tries hard to cope with any document, you will only get good results for well structured documents, ie. documents that are formatted using <text:span text:style-name="T1">styles</text:span>. For other documents you will find that Writer2LaTeX uses the principle <text:span text:style-name="T2">garbage in – garbage out</text:span>!</text:p>
        </text:list-item>
        <text:list-item>
          <text:p text:style-name="P38">If you need to continue the work on your document in LaTeX your primary interest may be the content rather than the formatting. Writer2LaTeX can instructed to produce a LaTeX document which strips most of the formatting and <text:soft-page-break/>hence produces a clean LaTeX source from <text:span text:style-name="T2">any</text:span> source document.</text:p>
        </text:list-item>
        <text:list-item>
          <text:p text:style-name="P38">Traditionally, LaTeX documents are written by hand using a text editor. Using a graphical frontend like LyX provides a more user friendly alternative. <text:span text:style-name="T30">The Writer2LaTeX extension features a toolbar, which provides the basic functionality for using </text:span>LO as a graphical frontend for LaTeX.</text:p>
        </text:list-item>
      </text:list>
      <text:h text:style-name="Heading_20_2" text:outline-level="2"><text:bookmark-start text:name="__RefHeading__4545_1948605489"/>More about <text:span text:style-name="T51">HTML5 support</text:span><text:bookmark-end text:name="__RefHeading__4545_1948605489"/></text:h>
      <text:p text:style-name="Text_20_body">The primary goal for Writer2<text:span text:style-name="T51">LaTeX</text:span> is to provide <text:span text:style-name="T2">standards compliant</text:span> <text:span text:style-name="T46">HTML5</text:span> documents which can be customized to your specific needs.</text:p>
      <text:list xml:id="list1050081282243285849" text:style-name="L4">
        <text:list-item>
          <text:p text:style-name="P39">Standards compliance is necessary to ensure consistent results when the document is viewed in different browsers. It is also vital to ensure that the created document can be processed further by other tools. <text:span text:style-name="T51">To facilitate this, Writer2LaTeX creates </text:span><text:span text:style-name="T4">polyglot HTML5</text:span><text:span text:style-name="T12">.</text:span></text:p>
        </text:list-item>
        <text:list-item>
          <text:p text:style-name="P39">Customization means that you can control important aspects about the conversion. In particular you can control the style of the document:</text:p>
          <text:list>
            <text:list-item>
              <text:p text:style-name="P39">You can let Writer<text:span text:style-name="T51">2LaTeX</text:span> convert the style information in the source document and thus get an <text:span text:style-name="T46">HTML5</text:span> document that has the same general appearance as the original, but is adapted to an online environment.</text:p>
            </text:list-item>
            <text:list-item>
              <text:p text:style-name="P39">You can create a document that adapts the style of the document to your own CSS style sheet.</text:p>
            </text:list-item>
          </text:list>
        </text:list-item>
      </text:list>
      <text:h text:style-name="Heading_20_1" text:outline-level="1"><text:bookmark-start text:name="__RefHeading__4547_1948605489"/>Using the <text:span text:style-name="T30">extensions</text:span><text:bookmark-end text:name="__RefHeading__4547_1948605489"/></text:h>
      <text:h text:style-name="Heading_20_2" text:outline-level="2"><text:bookmark-start text:name="__RefHeading__4549_1948605489"/>Installing of the <text:span text:style-name="T30">extensions</text:span><text:bookmark-end text:name="__RefHeading__4549_1948605489"/></text:h>
      <text:p text:style-name="Text_20_body">Writer2LaTeX can work as an e<text:span text:style-name="T30">xtension</text:span> for <text:span text:style-name="T17">LibreOffice Writer.</text:span></text:p>
      <text:p text:style-name="Text_20_body">Two LO extensions are provided:</text:p>
      <text:list xml:id="list7326279508291657153" text:style-name="L5">
        <text:list-item>
          <text:p text:style-name="P40"><text:span text:style-name="T7">writer2latex.oxt</text:span> installs <text:span text:style-name="T30">support for</text:span> LaTeX and BibTeX export in Writer</text:p>
        </text:list-item>
        <text:list-item>
          <text:p text:style-name="P40"><text:span text:style-name="T7">writer2xhtml.oxt</text:span> installs <text:span text:style-name="T30">support for</text:span> HTML<text:span text:style-name="T46">5 </text:span>export in Writer</text:p>
        </text:list-item>
      </text:list>
      <text:p text:style-name="Text_20_body">The two extensions are independent, you can install one or both depending on your needs.</text:p>
      <text:p text:style-name="Text_20_body"><text:span text:style-name="T2">Note</text:span>: Before you install th<text:span text:style-name="T30">e</text:span> extensions, you need to set up LO to use Java. You can configure this in LO under <text:span text:style-name="T7">Tools – Options</text:span>. Of course this requires that you have installed a Java runtime environment on your system.</text:p>
      <text:p text:style-name="Text_20_body">The extensions are installed and uninstalled using the Extension Manager in LO. If you need instructions about using the Extension Manager, see</text:p>
      <text:p text:style-name="P2"><text:a xlink:type="simple" xlink:href="https://help.libreoffice.org/Common/Extension_Manager" text:style-name="Internet_20_link" text:visited-style-name="Visited_20_Internet_20_Link">https://help.libreoffice.org/Common/Extension_Manager</text:a></text:p>
      <text:p text:style-name="Text_20_body">In case of installation troubles, please see the FAQ on Writer2LaTeXs web page:</text:p>
      <text:p text:style-name="Text_20_body"><text:a xlink:type="simple" xlink:href="http://writer2latex.sourceforge.net/" text:style-name="Internet_20_link" text:visited-style-name="Visited_20_Internet_20_Link">http://writer2latex.sourceforge.net</text:a>.</text:p>
      <text:h text:style-name="Heading_20_2" text:outline-level="2"><text:bookmark-start text:name="__RefHeading__4551_1948605489"/>Using the <text:span text:style-name="T30">extensions</text:span><text:bookmark-end text:name="__RefHeading__4551_1948605489"/></text:h>
      <text:p text:style-name="P8">The usage of the extensions is described in the help files: Help – LO Help – Writer2LaTeX/Writer2xhtml.</text:p>
      <text:h text:style-name="P53" text:outline-level="2"><text:bookmark-start text:name="__RefHeading__4787_2050738568"/>Exporting from the command line<text:bookmark-end text:name="__RefHeading__4787_2050738568"/></text:h>
      <text:p text:style-name="P9">You can also use the extensions to export to <text:span text:style-name="T34">LaTeX, </text:span>HTML<text:span text:style-name="T46">5</text:span> from the command line. For example to export to HTML5, use the command line</text:p>
      <text:p text:style-name="P25">soffice --headless --convert-to html:org.openoffice.da.writer2xhtml5 document.odt</text:p>
      <text:p text:style-name="P12">Note that this does not work if LO is already running.</text:p>
      <text:p text:style-name="P10">The paramter is the file extension followed by a colon, followed by a filter name. <text:span text:style-name="T35">The possible </text:span>filter names<text:span text:style-name="T35"> are detailed in the table below.</text:span></text:p>
      <text:p text:style-name="P11">If you are using LO version 4.3.2 or later, you can also pass options to the filter. For example to export to LaTeX with pdfTeX as the backend using latin1 as the input encoding, use the command line</text:p>
      <text:p text:style-name="P26">soffice --headless --convert-to <text:span text:style-name="T36">tex</text:span>:org.openoffice.da.writer2<text:span text:style-name="T36">latex:backend=pdftex,inputencoding=latin1</text:span> document.odt</text:p>
      <text:p text:style-name="P11">The options must be supplied after an additional colon as a comma separated list. Each item should have the form <text:span text:style-name="Source_20_Text">name=value</text:span>. See section <text:bookmark-ref text:reference-format="chapter" text:ref-name="__RefHeading__4569_1948605489">4</text:bookmark-ref> for information about the available options.</text:p>
      <table:table table:name="Tabel2" table:style-name="Tabel2">
        <table:table-column table:style-name="Tabel2.A"/>
        <table:table-column table:style-name="Tabel2.B"/>
        <table:table-row>
          <table:table-cell table:style-name="Tabel2.A1" office:value-type="string">
            <text:p text:style-name="P34">Format</text:p>
          </table:table-cell>
          <table:table-cell table:style-name="Tabel2.B1" office:value-type="string">
            <text:p text:style-name="P34">FilterName</text:p>
          </table:table-cell>
        </table:table-row>
        <table:table-row>
          <table:table-cell table:style-name="Tabel2.A2" office:value-type="string">
            <text:p text:style-name="P29">LaTeX</text:p>
          </table:table-cell>
          <table:table-cell table:style-name="Tabel2.B2" office:value-type="string">
            <text:p text:style-name="P29"><text:span text:style-name="Source_20_Text">org.openoffice.da.writer2latex</text:span></text:p>
          </table:table-cell>
        </table:table-row>
        <text:soft-page-break/>
        <table:table-row>
          <table:table-cell table:style-name="Tabel2.A2" office:value-type="string">
            <text:p text:style-name="P29">BibTeX</text:p>
          </table:table-cell>
          <table:table-cell table:style-name="Tabel2.B2" office:value-type="string">
            <text:p text:style-name="P29"><text:span text:style-name="Source_20_Text">org.openoffice.da.writer2bibtex</text:span></text:p>
          </table:table-cell>
        </table:table-row>
        <table:table-row>
          <table:table-cell table:style-name="Tabel2.A2" office:value-type="string">
            <text:p text:style-name="P29">HTML5</text:p>
          </table:table-cell>
          <table:table-cell table:style-name="Tabel2.B2" office:value-type="string">
            <text:p text:style-name="P29"><text:span text:style-name="Source_20_Text">org.openoffice.da.writer2xhtml5</text:span></text:p>
          </table:table-cell>
        </table:table-row>
      </table:table>
      <text:h text:style-name="P54" text:outline-level="2"><text:bookmark-start text:name="__RefHeading__4559_1948605489"/><text:reference-mark text:name="custom-config"/>Custom configuration<text:bookmark-end text:name="__RefHeading__4559_1948605489"/></text:h>
      <text:p text:style-name="Text_20_body">Each of the exports provides the possibility to use a custom format/style. To edit this, choose <text:span text:style-name="T7">Tools – Options – Writer2LaTeX</text:span> resp. <text:span text:style-name="T7">Writer2xhtml.</text:span> </text:p>
      <text:p text:style-name="Text_20_body">All three exporters uses a configuration file in the user installation folder for LO.</text:p>
      <text:list xml:id="list5448552216940591413" text:style-name="L6">
        <text:list-item>
          <text:p text:style-name="P41">On unix-like systems this folder will usually be something like</text:p>
          <text:p text:style-name="P42"><text:span text:style-name="Source_20_Text">home directory/.</text:span><text:span text:style-name="Source_20_Text"><text:span text:style-name="T18">config/libreoffce/4</text:span></text:span><text:span text:style-name="Source_20_Text">/user</text:span></text:p>
        </text:list-item>
        <text:list-item>
          <text:p text:style-name="P41">On Windows it will usually be something like</text:p>
          <text:p text:style-name="P41"><text:span text:style-name="Source_20_Text">C:\Documents and Settings\username\OpenOffice.org2\user</text:span></text:p>
          <text:p text:style-name="P41">or</text:p>
          <text:p text:style-name="P41"><text:span text:style-name="Source_20_Text">C:\Documents and Settings\username</text:span><text:span text:style-name="Source_20_Text"><text:span text:style-name="T17">\<text:line-break/>Application Data\LibreOffice</text:span></text:span><text:span text:style-name="Source_20_Text">\</text:span><text:span text:style-name="Source_20_Text"><text:span text:style-name="T17">4</text:span></text:span><text:span text:style-name="Source_20_Text">\user</text:span></text:p>
          <text:p text:style-name="P41">(Note that this directory may be hidden.)</text:p>
        </text:list-item>
      </text:list>
      <text:p text:style-name="Text_20_body"><text:span text:style-name="T51">The LaTeX export </text:span>uses a file named <text:span text:style-name="Source_20_Text">writer2latex.xml</text:span>, and <text:span text:style-name="T51">the HTML5 export</text:span> <text:span text:style-name="T44">uses</text:span> a file named <text:span text:style-name="Source_20_Text">writer2xhtml.xml</text:span>. These files are created automatically the first time you use the custom configuration.</text:p>
      <text:p text:style-name="Text_20_body">See section <text:reference-ref text:reference-format="chapter" text:ref-name="latex-config">4</text:reference-ref> for the structure of the configuration file.</text:p>
      <text:h text:style-name="Heading_20_2" text:outline-level="2"><text:bookmark-start text:name="__RefHeading__4561_1948605489"/><text:reference-mark text:name="config-packages"/>Configuration packages<text:bookmark-end text:name="__RefHeading__4561_1948605489"/></text:h>
      <text:p text:style-name="Text_20_body">Advanced users may add further formats/styles to the lists in the export dialog. This is done using <text:span text:style-name="T2">configuration packages</text:span>, which are custom extensions to LO containing further configurations for Writer2LaTeX.</text:p>
      <text:p text:style-name="Text_20_body">A configuration package can contain:</text:p>
      <text:list xml:id="list5972423341187616036" text:style-name="L7">
        <text:list-item>
          <text:p text:style-name="P43">A configuration file for Writer2LaTeX, see section <text:reference-ref text:reference-format="chapter" text:ref-name="latex-config">4</text:reference-ref>.</text:p>
        </text:list-item>
        <text:list-item>
          <text:p text:style-name="P43">An HTML<text:span text:style-name="T46">5</text:span> template.</text:p>
        </text:list-item>
        <text:list-item>
          <text:p text:style-name="P43">An LO template.</text:p>
        </text:list-item>
        <text:list-item>
          <text:p text:style-name="P43">An LO registry file to glue the parts together.</text:p>
        </text:list-item>
      </text:list>
      <text:p text:style-name="Text_20_body">The Writer2LaTeX distribution contains a sample configuration package <text:span text:style-name="T7">xhtml-config-sample.oxt</text:span> that demonstrates this.</text:p>
      <text:p text:style-name="Text_20_body">As a demonstration of the principles of configuration packages, you can install this into LO using the Extension Manager:</text:p>
      <text:list xml:id="list3048025528897611629" text:style-name="L8">
        <text:list-item>
          <text:p text:style-name="P44">If you export to HTML<text:span text:style-name="T46">5</text:span>, the dialog will show an additional entry <text:span text:style-name="T7">Sample custom style</text:span> in the Style list.</text:p>
        </text:list-item>
        <text:list-item>
          <text:p text:style-name="P44">If you open <text:span text:style-name="T7">Templates and Documents</text:span> in LO you will find a new folder <text:span text:style-name="T7">xhtml-sample-config</text:span>. This folder contains a Writer template. If you create a document based on this template, <text:span text:style-name="T7">Sample custom style</text:span> will be preselected when you export to HTML<text:span text:style-name="T46">5</text:span>.</text:p>
        </text:list-item>
      </text:list>
      <text:p text:style-name="Text_20_body">You can create your own configuration package based on this sample. Use a zip utility <text:soft-page-break/>to unpack the extension. The following explains the individual parts of the sample configuration package.</text:p>
      <text:h text:style-name="Heading_20_3" text:outline-level="3">The file description.xml</text:h>
      <text:p text:style-name="Text_20_body">This files identifies the extension in L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L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LaTeX configuration in this folder. <text:span text:style-name="T51">Y</text:span>ou should also put your HTML<text:span text:style-name="T46">5</text:span> template here.</text:p>
      <text:h text:style-name="Heading_20_3" text:outline-level="3">The file Options.xcu</text:h>
      <text:p text:style-name="Text_20_body">This is the central configuration file that glues together the content of the configuration package. See the following example for an explanation of the structure.</text:p>
      <text:p text:style-name="Preformatted_20_Text">&lt;?xml version='1.0' encoding='UTF-8'?&gt;</text:p>
      <text:p text:style-name="Preformatted_20_Text">&lt;oor:component-data oor:name="Options"</text:p>
      <text:p text:style-name="Text_20_body">For LaTeX, Writer2xhtml should be replaced by Writer2LaTeX here:</text:p>
      <text:p text:style-name="Preformatted_20_Text"><text:s text:c="2"/>oor:package="org.openoffice.da.Writer2xhtml<text:span text:style-name="T45">5</text:span>"</text:p>
      <text:p text:style-name="Preformatted_20_Text"><text:s text:c="2"/>xml:lang="en-US"</text:p>
      <text:p text:style-name="Preformatted_20_Text"><text:s text:c="2"/>xmlns:oor="http://openoffice.org/2001/registry"</text:p>
      <text:p text:style-name="Preformatted_20_Text"><text:s text:c="2"/>xmlns:xs="http://www.w3.org/2001/XMLSchema"&gt;</text:p>
      <text:p text:style-name="Text_20_body">XhtmlOptions may be replaced by LaTeXOptions <text:span text:style-name="T44">here</text:span>:</text:p>
      <text:p text:style-name="Preformatted_20_Text"><text:s text:c="4"/>&lt;node oor:name="XhtmlOptions"&gt;</text:p>
      <text:p text:style-name="Preformatted_20_Text"><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text:soft-page-break/>rated list of options as value here. See below for the options that can be locked for each of the filters.</text:p>
      <text:p text:style-name="Preformatted_20_Text"><text:s text:c="16"/>&lt;prop oor:name="LockedOptions" oor:type="xs:string"&gt;</text:p>
      <text:p text:style-name="Preformatted_20_Text"><text:s text:c="20"/>&lt;value&gt;&lt;/value&gt;</text:p>
      <text:p text:style-name="Preformatted_20_Text"><text:s text:c="16"/>&lt;/prop&gt;</text:p>
      <text:p text:style-name="Text_20_body">The DisplayName is the name displayed in the style/format list in the filter dialog.</text:p>
      <text:p text:style-name="Preformatted_20_Text"><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HTML<text:span text:style-name="T46">5</text:span> only) points to the HTML<text:span text:style-name="T46">5</text:span>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 text:c="8"/>&lt;/node&gt;</text:p>
      <text:p text:style-name="Text_20_body">The next section defines the L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he name of the L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he configuration to link to is defined here.</text:p>
      <text:p text:style-name="Preformatted_20_Text"><text:s text:c="20"/>&lt;value&gt;myconfig1&lt;/value&gt;</text:p>
      <text:p text:style-name="Preformatted_20_Text"><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ext:p text:style-name="P52"><text:soft-page-break/>LaTeX export</text:p>
      <text:p text:style-name="Text_20_body_20_left_20_justified"><text:span text:style-name="Source_20_Text">backend, inputencoding, multilingual, </text:span><text:span text:style-name="Source_20_Text"><text:span text:style-name="T31">font,</text:span></text:span><text:span text:style-name="Source_20_Text"> greek_math, additional_symbols</text:span><text:span text:style-name="Source_20_Text"><text:note text:id="ftn2" text:note-class="footnote"><text:note-citation>2</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span text:style-name="Source_20_Text">, use_bibtex, bibtex_style, wrap_lines_after, split_linked_sections, split_toplevel_sections, save_images_in_subdir, notes, metadata, </text:span><text:span text:style-name="Source_20_Text"><text:span text:style-name="T20">display_hidden_text,</text:span></text:span><text:span text:style-name="Source_20_Text"> original_image_size, simple_table_limit, float_tables, float_figures, float_options, ignore_hard_page_breaks, ignore_hard_line_breaks, ignore_empty_paragraphs, ignore_double_spaces</text:span></text:p>
      <text:p text:style-name="P52">HTML5 export</text:p>
      <text:p text:style-name="Text_20_body_20_left_20_justified"><text:span text:style-name="Source_20_Text"><text:span text:style-name="T52">units, </text:span></text:span><text:span text:style-name="Source_20_Text">scaling, column_scaling, image_size, notes, use_dublin_core, ignore_hard_line_breaks, ignore_empty_paragraphs, ignore_double_spaces, split_level, repeat_levels, save_images_in_subdir, </text:span><text:span text:style-name="Source_20_Text"><text:span text:style-name="T50">embed_svg, embed_img, multilingual</text:span></text:span></text:p>
      <text:h text:style-name="Heading_20_1" text:outline-level="1"><text:bookmark-start text:name="__RefHeading__4563_1948605489"/>Using the command line utility<text:bookmark-end text:name="__RefHeading__4563_1948605489"/></text:h>
      <text:h text:style-name="Heading_20_2" text:outline-level="2"><text:bookmark-start text:name="__RefHeading__4565_1948605489"/>How to install Writer2LaTeX for command line usage<text:bookmark-end text:name="__RefHeading__4565_1948605489"/></text:h>
      <text:p text:style-name="Text_20_body">Writer2LaTeX can work as a standalone command line utility (an installation of L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xml:id="list5809421224361196124" text:style-name="L9">
        <text:list-item>
          <text:p text:style-name="P45">Unzip <text:span text:style-name="Source_20_Text">writer2latex</text:span><text:span text:style-name="Source_20_Text"><text:span text:style-name="T42">191alpha</text:span></text:span><text:span text:style-name="Source_20_Text">.zip</text:span> into some directory. This will create a subdirectory <text:span text:style-name="Source_20_Text">writer2latex</text:span><text:span text:style-name="Source_20_Text"><text:span text:style-name="T43">19</text:span></text:span>.</text:p>
        </text:list-item>
        <text:list-item>
          <text:p text:style-name="P45">Add this directory to your PATH environment variable (optional but re­com­men­ded).</text:p>
        </text:list-item>
      </text:list>
      <text:p text:style-name="Text_20_body">In some cases you may have to edit <text:span text:style-name="Source_20_Text">w2l.bat</text:span> slightly: The batch file assumes that the java executable is in your path. To verify this, open a command prompt and type <text:span text:style-name="Source_20_Text">java -version</text:span>. <text:s/>If this test fails (or if you have several Java versions installed and want to use a specific version): Open the file <text:span text:style-name="Source_20_Text">w2l.bat</text:span> with a text editor and edit the approriate line to contain the full path to the Java executable, eg.</text:p>
      <text:p text:style-name="Preformatted_20_Text">set JAVAEXE="C:\j2sdk1.<text:span text:style-name="T23">7</text:span>.0_<text:span text:style-name="T23">67</text:span>\bin\java”</text:p>
      <text:h text:style-name="Heading_20_3" text:outline-level="3">Installation for Unix and friends</text:h>
      <text:list xml:id="list476891919463277653" text:style-name="L10">
        <text:list-item>
          <text:p text:style-name="P46">Unzip <text:span text:style-name="Source_20_Text">writer2latex1</text:span><text:span text:style-name="Source_20_Text"><text:span text:style-name="T42">91alpha</text:span></text:span><text:span text:style-name="Source_20_Text">.zip</text:span> into some directory. This will create a subdirectory <text:span text:style-name="Source_20_Text">writer2latex</text:span><text:span text:style-name="Source_20_Text"><text:span text:style-name="T43">19</text:span></text:span>.</text:p>
        </text:list-item>
        <text:list-item>
          <text:p text:style-name="P46">Add this directory to your PATH environment variable (optional but recommended).</text:p>
        </text:list-item>
        <text:list-item>
          <text:p text:style-name="P46">Add execute permissions to <text:span text:style-name="Source_20_Text">w2l</text:span> as follows:</text:p>
          <text:p text:style-name="P60">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text:span><text:span text:style-name="Source_20_Text"><text:span text:style-name="T29">15</text:span></text:span><text:span text:style-name="Source_20_Text">"</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text:bookmark-start text:name="__RefHeading__4567_1948605489"/><text:soft-page-break/>Using the command line utility<text:bookmark-end text:name="__RefHeading__4567_1948605489"/></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table-cell table:style-name="Tabel3.A2" office:value-type="string">
            <text:p text:style-name="Table_20_Contents">Format</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row>
                <table:table-cell table:style-name="Tabel3.A2" office:value-type="string">
                  <text:p text:style-name="Table_20_Contents"><text:span text:style-name="Source_20_Text">-html5</text:span></text:p>
                </table:table-cell>
                <table:table-cell table:style-name="Tabel3.B2.2.1" office:value-type="string">
                  <text:p text:style-name="P20">Convert t<text:span text:style-name="T17">o</text:span> HTML5</text:p>
                </table:table-cell>
              </table:table-row>
            </table:table>
          </table:table-cell>
          <table:covered-table-cell/>
        </table:table-row>
        <table:table-row>
          <table:table-cell table:style-name="Tabel3.A2" office:value-type="string">
            <text:p text:style-name="Table_20_Contents">Config</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table-cell table:style-name="Tabel3.A2" office:value-type="string">
                  <text:p text:style-name="Table_20_Contents"><text:span text:style-name="Source_20_Text">-pdfprint</text:span></text:p>
                </table:table-cell>
                <table:table-cell table:style-name="Tabel3.B2.2.1" office:value-type="string">
                  <text:p text:style-name="Table_20_Contents">Load the LaTeX format <text:span text:style-name="T2">pdfprint</text:span> </text:p>
                </table:table-cell>
              </table:table-row>
              <table:table-row>
                <table:table-cell table:style-name="Tabel3.A2" office:value-type="string">
                  <text:p text:style-name="Table_20_Contents"><text:span text:style-name="Source_20_Text">-pdfscreen</text:span></text:p>
                </table:table-cell>
                <table:table-cell table:style-name="Tabel3.B2.2.1" office:value-type="string">
                  <text:p text:style-name="Table_20_Contents">Load the LaTeX format <text:span text:style-name="T2">pdfscreen</text:span></text:p>
                </table:table-cell>
              </table:table-row>
              <table:table-row>
                <table:table-cell table:style-name="Tabel3.A2" office:value-type="string">
                  <text:p text:style-name="Table_20_Contents"><text:span text:style-name="Source_20_Text">-cleanxhtml</text:span></text:p>
                </table:table-cell>
                <table:table-cell table:style-name="Tabel3.B2.2.1" office:value-type="string">
                  <text:p text:style-name="Table_20_Contents">Load the HTML<text:span text:style-name="T46">5</text:span> format <text:span text:style-name="T2">cleanxhtml</text:span></text:p>
                </table:table-cell>
              </table:table-row>
            </table:table>
          </table:table-cell>
          <table:covered-table-cell/>
        </table:table-row>
        <table:table-row>
          <table:table-cell table:style-name="Tabel3.A2" office:value-type="string">
            <text:p text:style-name="Table_20_Contents">xhtml</text:p>
          </table:table-cell>
          <table:table-cell table:style-name="Tabel3.A2" office:value-type="string">
            <text:p text:style-name="Table_20_Contents"><text:span text:style-name="Source_20_Text">-template &lt;file&gt;</text:span></text:p>
          </table:table-cell>
          <table:table-cell table:style-name="Tabel3.B2.2.1" office:value-type="string">
            <text:p text:style-name="Table_20_Contents">Load an HTML<text:span text:style-name="T46">5</text:span> template</text:p>
          </table:table-cell>
        </table:table-row>
        <table:table-row>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 directly on the command line. Eg. to produce a file suitable for processing with pdfLaTeX:</text:p>
      <text:p text:style-name="Preformatted_20_Text">w2l -backend pdftex mydocument.odt</text:p>
      <text:p text:style-name="Text_20_body">Instead of giving your own configuration file, you can use one of the standard configurations. For example to produce a clean LaTeX file (ie. ignoring most of the formatting from the source document):</text:p>
      <text:p text:style-name="Preformatted_20_Text">w2l -clean mydocument.odt</text:p>
      <text:h text:style-name="Heading_20_3" text:outline-level="3">Examples converting to BibTeX from the command line</text:h>
      <text:p text:style-name="Text_20_body">Writer2<text:span text:style-name="T51">LaTeX can extract</text:span> bibliography data to a BibTeX file. For example</text:p>
      <text:p text:style-name="Preformatted_20_Text">w2l -bibtex mydocument.odt</text:p>
      <text:p text:style-name="Text_20_body"><text:soft-page-break/>will extract all bibliographic references from the document and store them in a file named <text:span text:style-name="Source_20_Text">mydocument.bib</text:span>. You can also extract the data as part of the conversion to LaTeX, see section <text:reference-ref text:reference-format="chapter" text:ref-name="latex-config">4</text:reference-ref>.</text:p>
      <text:h text:style-name="Heading_20_3" text:outline-level="3">Examples converting to <text:span text:style-name="T46">HTML5</text:span> from the command line</text:h>
      <text:p text:style-name="Text_20_body">The command line</text:p>
      <text:p text:style-name="Preformatted_20_Text">w2l -<text:span text:style-name="T46">html5</text:span> mydocument.odt</text:p>
      <text:p text:style-name="Text_20_body">will convert the document to HTML<text:span text:style-name="T46">5</text:span>, using the filename <text:span text:style-name="Source_20_Text">mydocument.html</text:span>.</text:p>
      <text:p text:style-name="Text_20_body">Likewise the commandline</text:p>
      <text:p text:style-name="Preformatted_20_Text">w2l -html<text:span text:style-name="T46">5</text:span> -config myconfig.xml mydocument.odt myresult.html</text:p>
      <text:p text:style-name="Text_20_body">will convert into HTML using the specified configuration and file name.</text:p>
      <text:p text:style-name="Text_20_body">To produce a <text:span text:style-name="T2">clean</text:span> xhtml file (see section <text:reference-ref text:reference-format="chapter" text:ref-name="xhtml-frontend">4.3</text:reference-ref>), for example:</text:p>
      <text:p text:style-name="Preformatted_20_Text">w2l -cleanxhtml mydocument.odt mypath/myoutputdoc.html</text:p>
      <text:h text:style-name="Heading_20_1" text:outline-level="1"><text:bookmark-start text:name="__RefHeading__4569_1948605489"/><text:reference-mark text:name="latex-config"/>Configuration<text:bookmark-end text:name="__RefHeading__4569_1948605489"/></text:h>
      <text:h text:style-name="Heading_20_2" text:outline-level="2"><text:bookmark-start text:name="__RefHeading__4571_1948605489"/>LaTeX configuration<text:bookmark-end text:name="__RefHeading__4571_1948605489"/></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 value="false" /&gt;</text:p>
      <text:p text:style-name="Preformatted_20_Text"><text:s text:c="2"/>&lt;option name="bibtex_style" value="plain" /&gt;</text:p>
      <text:p text:style-name="Preformatted_20_Text"><text:s text:c="2"/>&lt;option name="formatting" value="convert_basic" /&gt;</text:p>
      <text:p text:style-name="Preformatted_20_Text"><text:s text:c="2"/>&lt;option name="page_formatting" value="convert_all"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five standard configuration files:</text:p>
      <text:list xml:id="list1292799359364701187" text:style-name="L11">
        <text:list-item>
          <text:p text:style-name="P47"><text:span text:style-name="Source_20_Text">ultraclean.xml</text:span> to produce a <text:span text:style-name="T1">clean</text:span> LaTeX file, ie. almost all the formatting is ignored.</text:p>
        </text:list-item>
        <text:list-item>
          <text:p text:style-name="P47"><text:span text:style-name="Source_20_Text">clean.xml</text:span> is a less radical version; preserves hyperlinks, color and some character formatting.</text:p>
        </text:list-item>
        <text:list-item>
          <text:p text:style-name="P47"><text:span text:style-name="Source_20_Text">pdfscreen.xml</text:span> to produce a LaTeX file which is optimized for screen viewing using the package <text:span text:style-name="Source_20_Text">pdfscreen.sty</text:span>.</text:p>
        </text:list-item>
        <text:list-item>
          <text:p text:style-name="P47"><text:span text:style-name="Source_20_Text">pdfprint.xml</text:span> to produce a LaTeX file which is optimized for printing with pdfTeX.</text:p>
        </text:list-item>
      </text:list>
      <text:p text:style-name="Text_20_body">In addition, you can find a sample configuration file suitable for documents originating from Google Docs in the directry <text:span text:style-name="Source_20_Text">samples/config</text:span>.</text:p>
      <text:p text:style-name="Text_20_body"><text:soft-page-break/>The following subsections explains the available options. The options written in italics can be set using the dialog if you use Writer2LaTeX as an export filter.</text:p>
      <text:h text:style-name="Heading_20_3" text:outline-level="3">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table-cell table:style-name="Tabel12.A1" office:value-type="string">
            <text:p text:style-name="Table_20_Contents"><text:span text:style-name="Source_20_Text">documentclass</text:span></text:p>
          </table:table-cell>
          <table:table-cell table:style-name="Tabel12.B1" office:value-type="string">
            <text:p text:style-name="Table_20_Contents">This options defines the name of the LaTeX documentclass to use (default is <text:span text:style-name="Source_20_Text">article</text:span>).</text:p>
          </table:table-cell>
        </table:table-row>
        <table:table-row>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table-cell table:style-name="Tabel12.A2" office:value-type="string">
            <text:p text:style-name="Table_20_Contents"><text:span text:style-name="Source_20_Text"><text:span text:style-name="T2">backend</text:span></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able:table-cell>
        </table:table-row>
        <table:table-row>
          <table:table-cell table:style-name="Tabel12.A2" office:value-type="string">
            <text:p text:style-name="Table_20_Contents"><text:span text:style-name="Source_20_Text"><text:span text:style-name="T2">inputencoding</text:span></text:span></text:p>
          </table:table-cell>
          <table:table-cell table:style-name="Tabel12.B2" office:value-type="string">
            <text:p text:style-name="Text_20_body">The option <text:span text:style-name="Source_20_Text">inputencoding</text:span> can have any of the values <text:span text:style-name="Source_20_Text">ascii</text:span> (default),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Source_20_Text">koi8-r</text:span> or <text:span text:style-name="Source_20_Text">utf8</text:span>. This option has no effect if the backend is XeTeX, in this case the encoding is always utf-8.</text:p>
          </table:table-cell>
        </table:table-row>
        <table:table-row>
          <table:table-cell table:style-name="Tabel12.A2" office:value-type="string">
            <text:p text:style-name="Table_20_Contents"><text:span text:style-name="Source_20_Text"><text:span text:style-name="T2">multilingual</text:span></text:span></text:p>
          </table:table-cell>
          <table:table-cell table:style-name="Tabel12.B2" office:value-type="string">
            <text:p text:style-name="Text_20_body">If this option is set to <text:span text:style-name="Source_20_Text">true</text:span> (default), Writer2LaTeX will export all language information in the document. If <text:span text:style-name="Source_20_Text">backend</text:span> is <text:span text:style-name="Source_20_Text">xetex</text:span>, the package <text:span text:style-name="Source_20_Text">polyglossia.sty</text:span> will be used, otherwise the package <text:span text:style-name="Source_20_Text">babel.sty</text:span>.</text:p>
            <text:p text:style-name="Text_20_body">If the option is set to <text:span text:style-name="Source_20_Text">false</text:span>, Writer2LaTeX will assume that the document is written in one language only. If <text:span text:style-name="Source_20_Text">backend</text:span> is <text:span text:style-name="Source_20_Text">xetex</text:span>, no language information will be exported, otherwise the language used for the majority of the text in the document will be exported using <text:span text:style-name="Source_20_Text">babel.sty</text:span>.</text:p>
          </table:table-cell>
        </table:table-row>
        <table:table-row>
          <table:table-cell table:style-name="Tabel12.A2" office:value-type="string">
            <text:p text:style-name="P27"><text:span text:style-name="Source_20_Text"><text:span text:style-name="T32">font</text:span></text:span></text:p>
          </table:table-cell>
          <table:table-cell table:style-name="Tabel12.B2" office:value-type="string">
            <text:p text:style-name="P13">This option is used to select a font scheme. Supported values are <text:span text:style-name="Source_20_Text"><text:span text:style-name="T37">default</text:span></text:span><text:span text:style-name="T37">, </text:span><text:span text:style-name="Source_20_Text"><text:span text:style-name="T37">cmbright</text:span></text:span><text:span text:style-name="T37">, </text:span><text:span text:style-name="Source_20_Text"><text:span text:style-name="T37">ccfonts</text:span></text:span><text:span text:style-name="T37">, </text:span><text:span text:style-name="Source_20_Text"><text:span text:style-name="T37">ccfonts-euler</text:span></text:span><text:span text:style-name="T37">, </text:span><text:span text:style-name="Source_20_Text"><text:span text:style-name="T37">iwona</text:span></text:span><text:span text:style-name="T37">, </text:span><text:span text:style-name="Source_20_Text"><text:span text:style-name="T37">kurier</text:span></text:span><text:span text:style-name="T37">, </text:span><text:span text:style-name="Source_20_Text"><text:span text:style-name="T37">anttor</text:span></text:span><text:span text:style-name="T37">, </text:span><text:span text:style-name="Source_20_Text"><text:span text:style-name="T37">kmath-kerkis</text:span></text:span><text:span text:style-name="T37">, </text:span><text:span text:style-name="Source_20_Text"><text:span text:style-name="T37">fouriernc</text:span></text:span><text:span text:style-name="T37">, </text:span><text:span text:style-name="Source_20_Text"><text:span text:style-name="T37">pxfonts</text:span></text:span><text:span text:style-name="T37">, </text:span><text:span text:style-name="Source_20_Text"><text:span text:style-name="T37">mathpazo</text:span></text:span><text:span text:style-name="T37">, </text:span><text:span text:style-name="Source_20_Text"><text:span text:style-name="T37">mathpple</text:span></text:span><text:span text:style-name="T37">, </text:span><text:span text:style-name="Source_20_Text"><text:span text:style-name="T37">txfonts</text:span></text:span><text:span text:style-name="T37">, </text:span><text:span text:style-name="Source_20_Text"><text:span text:style-name="T37">mathptmx</text:span></text:span><text:span text:style-name="T37">, </text:span><text:span text:style-name="Source_20_Text"><text:span text:style-name="T37">arev</text:span></text:span><text:span text:style-name="T37">, </text:span><text:span text:style-name="Source_20_Text"><text:span text:style-name="T37">charter-mathdesign</text:span></text:span><text:span text:style-name="T37">, </text:span><text:span text:style-name="Source_20_Text"><text:span text:style-name="T37">utopia-mathdesign</text:span></text:span><text:span text:style-name="T37">, </text:span><text:span text:style-name="Source_20_Text"><text:span text:style-name="T37">fourier</text:span></text:span>.</text:p>
          </table:table-cell>
        </table:table-row>
        <text:soft-page-break/>
        <table:table-row>
          <table:table-cell table:style-name="Tabel12.A2" office:value-type="string">
            <text:p text:style-name="Table_20_Contents"><text:span text:style-name="Source_20_Text"><text:span text:style-name="T2">greek_math</text:span></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in latin or cyrillic text are rendered in math mode. This behaviour assumes that greek letters are used as symbols in this context, and has the advantage that greek text fonts are not required. It is <text:span text:style-name="T1">not</text:span> used in greek text, where it would be look awful. This option has no effect if the <text:span text:style-name="Source_20_Text">backend</text:span> is set to <text:span text:style-name="Source_20_Text">xetex</text:span>.</text:p>
          </table:table-cell>
        </table:table-row>
        <table:table-row>
          <table:table-cell table:style-name="Tabel12.A2" office:value-type="string">
            <text:p text:style-name="Table_20_Contents"><text:span text:style-name="Source_20_Text"><text:span text:style-name="T2">use_pifont</text:span></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 <text:s/>This option and the following five font options has no effect if the backend is XeTeX.</text:p>
          </table:table-cell>
        </table:table-row>
        <table:table-row>
          <table:table-cell table:style-name="Tabel12.A2" office:value-type="string">
            <text:p text:style-name="Table_20_Contents"><text:span text:style-name="Source_20_Text"><text:span text:style-name="T2">use_ifsym</text:span></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wasysym</text:span></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bbding</text:span></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eurosym</text:span></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tipa</text:span></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able:table-row>
          <table:table-cell table:style-name="Tabel12.A2" office:value-type="string">
            <text:p text:style-name="Table_20_Contents"><text:span text:style-name="Source_20_Text">use_</text:span><text:span text:style-name="Source_20_Text"><text:span text:style-name="T17">ooo</text:span></text:span><text:span text:style-name="Source_20_Text">math</text:span></text:p>
          </table:table-cell>
          <table:table-cell table:style-name="Tabel12.B2" office:value-type="string">
            <text:p text:style-name="Table_20_Contents"><text:span text:style-name="T25">T</text:span>his option can <text:s/>have the values <text:span text:style-name="Source_20_Text">true</text:span> or <text:span text:style-name="Source_20_Text">false</text:span> (default). This enables the use of the LaTeX package <text:span text:style-name="T17">ooo</text:span><text:span text:style-name="Source_20_Text">math.sty</text:span><text:span text:style-name="T25"> (see section </text:span><text:span text:style-name="T25"><text:bookmark-ref text:reference-format="chapter" text:ref-name="__RefHeading__4583_1948605489">5</text:bookmark-ref></text:span><text:span text:style-name="T25">).</text:span> This package defines <text:s/>number of LaTeX macros used to convert formulas from LO to LaTeX. If this package is not used, the necessary definitions will be included in the LaTeX preamble, which may become quite long – so using <text:span text:style-name="T17">ooo</text:span><text:span text:style-name="Source_20_Text">math.sty</text:span> is recommended for documents with formulas.</text:p>
          </table:table-cell>
        </table:table-row>
        <table:table-row>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ext:h>
      <text:p text:style-name="Text_20_body">These options controls the handling of the bibliography.</text:p>
      <table:table table:name="Tabel13" table:style-name="Tabel13">
        <table:table-column table:style-name="Tabel13.A"/>
        <table:table-column table:style-name="Tabel13.B"/>
        <table:table-row>
          <table:table-cell table:style-name="Tabel13.A1" office:value-type="string">
            <text:p text:style-name="Table_20_Contents"><text:span text:style-name="Source_20_Text"><text:span text:style-name="T2">use_bibtex</text:span></text:span></text:p>
          </table:table-cell>
          <table:table-cell table:style-name="Tabel13.B1" office:value-type="string">
            <text:p text:style-name="Text_20_body">Setting this option to <text:span text:style-name="Source_20_Text">true</text:span> enables the use of BibTeX for bibliography generation. If it is set to <text:span text:style-name="Source_20_Text">false</text:span> (default), the bibliography is included as static text.</text:p>
          </table:table-cell>
        </table:table-row>
        <table:table-row>
          <table:table-cell table:style-name="Tabel13.A2" office:value-type="string">
            <text:p text:style-name="Table_20_Contents"><text:span text:style-name="Source_20_Text"><text:span text:style-name="T2">bibtex_style</text:span></text:span></text:p>
          </table:table-cell>
          <table:table-cell table:style-name="Tabel13.B2" office:value-type="string">
            <text:p text:style-name="Text_20_body">This option can have any BibTeX style as value (default is <text:span text:style-name="Source_20_Text">plain</text:span>). This is the BibTeX style to be used in the LaTeX document.</text:p>
          </table:table-cell>
        </table:table-row>
        <text:soft-page-break/>
        <table:table-row>
          <table:table-cell table:style-name="Tabel13.A2" office:value-type="string">
            <text:p text:style-name="Table_20_Contents"><text:span text:style-name="Source_20_Text"><text:span text:style-name="T2">use_natbib</text:span></text:span></text:p>
          </table:table-cell>
          <table:table-cell table:style-name="Tabel13.B2" office:value-type="string">
            <text:p text:style-name="Text_20_body">Setting this option to true loads the LaTeX package <text:span text:style-name="Source_20_Text">natbib.sty</text:span>.</text:p>
          </table:table-cell>
        </table:table-row>
        <table:table-row>
          <table:table-cell table:style-name="Tabel13.A2" office:value-type="string">
            <text:p text:style-name="Table_20_Contents"><text:span text:style-name="Source_20_Text"><text:span text:style-name="T2">natbib_options</text:span></text:span></text:p>
          </table:table-cell>
          <table:table-cell table:style-name="Tabel13.B2" office:value-type="string">
            <text:p text:style-name="Text_20_body">Use this option to provide options to <text:span text:style-name="Source_20_Text">natbib.sty</text:span>.</text:p>
          </table:table-cell>
        </table:table-row>
        <table:table-row>
          <table:table-cell table:style-name="Tabel13.A2" office:value-type="string">
            <text:p text:style-name="Table_20_Contents"><text:span text:style-name="Source_20_Text">external_bibtex_files</text:span></text:p>
          </table:table-cell>
          <table:table-cell table:style-name="Tabel13.B2" office:value-type="string">
            <text:p text:style-name="Text_20_body">Use this option to give a list of external BibTeX files. If the list is non-empty, bibliographic references in the document will be interpreted as keys in these files. If it is empty (default), the bibliographic references will be exported to a BibTeX file (provided <text:span text:style-name="Source_20_Text">use_bibtex</text:span> is set to <text:span text:style-name="Source_20_Text">true</text:span>).</text:p>
          </table:table-cell>
        </table:table-row>
        <table:table-row>
          <table:table-cell table:style-name="Tabel13.A2" office:value-type="string">
            <text:p text:style-name="P33"><text:span text:style-name="Source_20_Text">bibtex_</text:span><text:span text:style-name="Source_20_Text"><text:span text:style-name="T39">encoding</text:span></text:span></text:p>
          </table:table-cell>
          <table:table-cell table:style-name="Tabel13.B2" office:value-type="string">
            <text:p text:style-name="P15">Use this option to define the encoding for the external BibTeX files. The default value is <text:span text:style-name="Source_20_Text">document</text:span>, which means that the BibTeX files use the same encoding as the TeX document. Otherwise the same values as for <text:span text:style-name="Source_20_Text">inputencoding</text:span> are supported. <text:span text:style-name="T40">This setting has no effect if the backend is XeTeX.</text:span></text:p>
          </table:table-cell>
        </table:table-row>
        <table:table-row>
          <table:table-cell table:style-name="Tabel13.A2" office:value-type="string">
            <text:p text:style-name="Table_20_Contents"><text:span text:style-name="Source_20_Text">zotero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Zotero references in the document will be interpreted as keys in these files. Also the Zotero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Zotero references and bibliography will be exported as text.</text:p>
          </table:table-cell>
        </table:table-row>
        <table:table-row>
          <table:table-cell table:style-name="Tabel13.A2" office:value-type="string">
            <text:p text:style-name="Table_20_Contents"><text:span text:style-name="Source_20_Text">jabref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JabRef references in the document will be interpreted as keys in these files. Also the JabRef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JabRef references and bibliography will be exported as text.</text:p>
          </table:table-cell>
        </table:table-row>
        <table:table-row>
          <table:table-cell table:style-name="Tabel13.A2" office:value-type="string">
            <text:p text:style-name="Table_20_Contents"><text:span text:style-name="Source_20_Text">include_original_citations</text:span></text:p>
          </table:table-cell>
          <table:table-cell table:style-name="Tabel13.B2" office:value-type="string">
            <text:p text:style-name="Text_20_body">If you convert Zotero or JabRef references, you can set this option to <text:span text:style-name="Source_20_Text">true</text:span> (default is <text:span text:style-name="Source_20_Text">false</text:span>) to include the original citation inserted by Zotero/JabRef as a comment in the LaTeX source.</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ext:soft-page-break/>
        <table:table-row>
          <table:table-cell table:style-name="Tabel14.A1" office:value-type="string">
            <text:p text:style-name="Table_20_Contents"><text:span text:style-name="Source_20_Text"><text:span text:style-name="T2">wrap_lines_after</text:span></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table-cell table:style-name="Tabel14.A2" office:value-type="string">
            <text:p text:style-name="Table_20_Contents"><text:span text:style-name="Source_20_Text"><text:span text:style-name="T2">split_linked_sections</text:span></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able:table-row>
          <table:table-cell table:style-name="Tabel14.A2" office:value-type="string">
            <text:p text:style-name="Table_20_Contents"><text:span text:style-name="Source_20_Text"><text:span text:style-name="T2">split_toplevel_sections</text:span></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able:table-row>
          <table:table-cell table:style-name="Tabel14.A2" office:value-type="string">
            <text:p text:style-name="Table_20_Contents"><text:span text:style-name="Source_20_Text"><text:span text:style-name="T2">save_images_in_subdir</text:span></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Options for special content</text:h>
      <table:table table:name="Tabel15" table:style-name="Tabel15">
        <table:table-column table:style-name="Tabel15.A"/>
        <table:table-column table:style-name="Tabel15.B"/>
        <table:table-row>
          <table:table-cell table:style-name="Tabel15.A1" office:value-type="string">
            <text:p text:style-name="Table_20_Contents"><text:span text:style-name="Source_20_Text"><text:span text:style-name="T2">notes</text:span></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able:table-row>
          <table:table-cell table:style-name="Tabel15.A2" office:value-type="string">
            <text:p text:style-name="Table_20_Contents"><text:span text:style-name="Source_20_Text"><text:span text:style-name="T2">metadata</text:span></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7">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and tables.</text:p>
      <table:table table:name="Tabel16" table:style-name="Tabel16">
        <table:table-column table:style-name="Tabel16.A"/>
        <table:table-column table:style-name="Tabel16.B"/>
        <text:soft-page-break/>
        <table:table-row>
          <table:table-cell table:style-name="Tabel16.A1" office:value-type="string">
            <text:p text:style-name="Table_20_Contents"><text:span text:style-name="Source_20_Text"><text:span text:style-name="T2">float_figures</text:span></text:span></text:p>
          </table:table-cell>
          <table:table-cell table:style-name="Tabel16.B1" office:value-type="string">
            <text:p text:style-name="Text_20_body">Use this option to specify that you want to include graphics and text boxes in a floating <text:span text:style-name="Source_20_Text">figure</text:span> environment. Default is <text:span text:style-name="Source_20_Text">false</text:span>.</text:p>
            <text:p text:style-name="Text_20_body">This option has no effect on graphics and text boxes that are anchored <text:span text:style-name="T2">as character</text:span>. These are always considered to be part of the normal text flow. If you want a figure to float, anchor it <text:span text:style-name="T2">to paragraph</text:span> or <text:span text:style-name="T2">to character</text:span>.</text:p>
          </table:table-cell>
        </table:table-row>
        <table:table-row>
          <table:table-cell table:style-name="Tabel16.A2" office:value-type="string">
            <text:p text:style-name="Table_20_Contents"><text:span text:style-name="Source_20_Text"><text:span text:style-name="T2">float_tables</text:span></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able:table-row>
          <table:table-cell table:style-name="Tabel16.A2" office:value-type="string">
            <text:p text:style-name="Table_20_Contents"><text:span text:style-name="Source_20_Text"><text:span text:style-name="T2">float_options</text:span></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11">. Default is empty (default placement).</text:span></text:p>
          </table:table-cell>
        </table:table-row>
        <table:table-row>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11">Use this option to specify, that all graphics and text boxes should be centered. If you don't want that, set this option to </text:span><text:span text:style-name="Source_20_Text"><text:span text:style-name="T11">false</text:span></text:span><text:span text:style-name="T11">. Default is </text:span><text:span text:style-name="Source_20_Text"><text:span text:style-name="T11">true.</text:span></text:span></text:p>
          </table:table-cell>
        </table:table-row>
        <table:table-row>
          <table:table-cell table:style-name="Tabel16.A2" office:value-type="string">
            <text:p text:style-name="Table_20_Contents"><text:span text:style-name="Source_20_Text">use_caption</text:span></text:p>
          </table:table-cell>
          <table:table-cell table:style-name="Tabel16.B2" office:value-type="string">
            <text:p text:style-name="Table_20_Contents">Use this option if you want to take advantage of the LaTeX package <text:span text:style-name="Source_20_Text">caption.sty</text:span>. Currently Writer2LaTeX only uses the support for non-floating captions from this package.</text:p>
          </table:table-cell>
        </table:table-row>
        <table:table-row>
          <table:table-cell table:style-name="Tabel16.A2" office:value-type="string">
            <text:p text:style-name="Table_20_Contents"><text:span text:style-name="Source_20_Text"><text:span text:style-name="T11">figure_sequence_name</text:span></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LO's defaults, Writer2LaTeX can guess which sequence name to use. If it fails, you can give the name in this option (default is empty).</text:p>
          </table:table-cell>
        </table:table-row>
        <table:table-row>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able:table-row>
          <table:table-cell table:style-name="Tabel20.A1" office:value-type="string">
            <text:p text:style-name="Table_20_Contents"><text:span text:style-name="Source_20_Text"><text:span text:style-name="T2">simple_table_limit</text:span></text:span></text:p>
          </table:table-cell>
          <table:table-cell table:style-name="Tabel20.B1" office:value-type="string">
            <text:p text:style-name="Table_20_Contents">You can set this option to any non-negative integer (default is <text:span text:style-name="Source_20_Text">0</text:span>). Table cells in L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ext:soft-page-break/>
        <table:table-row>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able:table-row>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able:table-row>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color</text:span> to <text:span text:style-name="Source_20_Text">true</text:span>.</text:p>
          </table:table-cell>
        </table:table-row>
        <table:table-row>
          <table:table-cell table:style-name="Tabel20.A2" office:value-type="string">
            <text:p text:style-name="Table_20_Contents"><text:span text:style-name="Source_20_Text">table_first_head_style</text:span></text:p>
          </table:table-cell>
          <table:table-cell table:style-name="Tabel20.B2" office:value-type="string">
            <text:p text:style-name="Table_20_Contents">This option is used to produce advanced tables, that are not supported in Writer. You can set this option to the name of a paragraph style. If the first paragraph of the first cell in a row is formatted with this paragraph style, the row in question will be used for the first head in a multipage table.</text:p>
          </table:table-cell>
        </table:table-row>
        <table:table-row>
          <table:table-cell table:style-name="Tabel20.A2" office:value-type="string">
            <text:p text:style-name="Table_20_Contents"><text:span text:style-name="Source_20_Text">table_head_style</text:span></text:p>
          </table:table-cell>
          <table:table-cell table:style-name="Tabel20.B2" office:value-type="string">
            <text:p text:style-name="Table_20_Contents">Likewise this option specifies a paragraph style that identifies a repeating head in a multipage table (like a normal table head in Writer).</text:p>
          </table:table-cell>
        </table:table-row>
        <table:table-row>
          <table:table-cell table:style-name="Tabel20.A2" office:value-type="string">
            <text:p text:style-name="Table_20_Contents"><text:span text:style-name="Source_20_Text">table_foot_style</text:span></text:p>
          </table:table-cell>
          <table:table-cell table:style-name="Tabel20.B2" office:value-type="string">
            <text:p text:style-name="Table_20_Contents">This option specifies a paragraph style that identifies a repeating foot in a multipage table.</text:p>
          </table:table-cell>
        </table:table-row>
        <table:table-row>
          <table:table-cell table:style-name="Tabel20.A2" office:value-type="string">
            <text:p text:style-name="Table_20_Contents"><text:span text:style-name="Source_20_Text">table_last_foot_style</text:span></text:p>
          </table:table-cell>
          <table:table-cell table:style-name="Tabel20.B2" office:value-type="string">
            <text:p text:style-name="Table_20_Contents">This option specifies a paragraph style that identifies the last foot in a multipage table.</text:p>
          </table:table-cell>
        </table:table-row>
      </table:table>
      <text:p text:style-name="Text_20_body">These options controls the export of figures:</text:p>
      <table:table table:name="Tabel21" table:style-name="Tabel21">
        <table:table-column table:style-name="Tabel21.A"/>
        <table:table-column table:style-name="Tabel21.B"/>
        <table:table-row>
          <table:table-cell table:style-name="Tabel21.A1" office:value-type="string">
            <text:p text:style-name="Table_20_Contents"><text:span text:style-name="Source_20_Text"><text:span text:style-name="T2">original_image_size</text:span></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3" text:note-class="footnote"><text:note-citation>3</text:note-citation><text:note-body><text:p text:style-name="Footnote">In previous versions, this option was called <text:span text:style-name="Source_20_Text"><text:span text:style-name="T13">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able:table-row>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text:soft-page-break/>AutoCorrect options</text:h>
      <table:table table:name="Tabel17" table:style-name="Tabel17">
        <table:table-column table:style-name="Tabel17.A"/>
        <table:table-column table:style-name="Tabel17.B"/>
        <table:table-row>
          <table:table-cell table:style-name="Tabel17.A1" office:value-type="string">
            <text:p text:style-name="Table_20_Contents"><text:span text:style-name="Source_20_Text"><text:span text:style-name="T2">ignore_hard_page_breaks</text:span></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able:table-row>
          <table:table-cell table:style-name="Tabel17.A2" office:value-type="string">
            <text:p text:style-name="Table_20_Contents"><text:span text:style-name="Source_20_Text"><text:span text:style-name="T2">ignore_hard_line_breaks</text:span></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table-cell table:style-name="Tabel17.A2" office:value-type="string">
            <text:p text:style-name="Table_20_Contents"><text:span text:style-name="Source_20_Text"><text:span text:style-name="T2">ignore_empty_paragraph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able:table-row>
          <table:table-cell table:style-name="Tabel17.A2" office:value-type="string">
            <text:p text:style-name="Table_20_Contents"><text:span text:style-name="Source_20_Text"><text:span text:style-name="T2">ignore_double_space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able:table-row>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xml:id="list8923786708767520267" text:style-name="L12">
              <text:list-item>
                <text:p text:style-name="P57"><text:span text:style-name="Source_20_Text">ignore_all</text:span> will instruct Writer2LaTeX to ignore <text:span text:style-name="T2">all</text:span> character, paragraph, heading, list and footnote formatting contained in the document.</text:p>
              </text:list-item>
              <text:list-item>
                <text:p text:style-name="P57"><text:span text:style-name="Source_20_Text">ignore_most</text:span> will preserve basic character formatting.</text:p>
              </text:list-item>
              <text:list-item>
                <text:p text:style-name="P57"><text:span text:style-name="Source_20_Text">convert_basic</text:span> (default) will preserve basic character formatting, paragraph justification and all numberings (lists, headings, footnotes).</text:p>
              </text:list-item>
              <text:list-item>
                <text:p text:style-name="P57"><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are used for listings, headings are reformatted using the <text:span text:style-name="Source_20_Text">\@startsection</text:span> command etc.</text:p>
              </text:list-item>
              <text:list-item>
                <text:p text:style-name="P57"><text:span text:style-name="Source_20_Text">convert_all</text:span> will preserve <text:span text:style-name="T2">all</text:span> supported formatting.</text:p>
              </text:list-item>
            </text:list>
          </table:table-cell>
        </table:table-row>
        <table:table-row>
          <table:table-cell table:style-name="Tabel18.A2" office:value-type="string">
            <text:p text:style-name="Table_20_Contents"><text:span text:style-name="Source_20_Text">page_formatting</text:span></text:p>
          </table:table-cell>
          <table:table-cell table:style-name="Tabel18.B2" office:value-type="string">
            <text:p text:style-name="Table_20_Contents">This option can have any of the values</text:p>
            <text:p text:style-name="Table_20_Contents"><text:span text:style-name="Source_20_Text">ignore_all</text:span>, <text:span text:style-name="Source_20_Text">convert_header_footer</text:span>, <text:span text:style-name="Source_20_Text">convert_all</text:span></text:p>
            <text:p text:style-name="Table_20_Contents">This will ignore all page formatting, convert the header and footer (using custom page styles) or convert all supported formatting, including page geometry and footnote rule.</text:p>
          </table:table-cell>
        </table:table-row>
        <text:soft-page-break/>
        <table:table-row>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specifies that the package <text:span text:style-name="Source_20_Text">geometry.sty</text:span> should be used to export the geometry of the page (page size, margins etc.). Default is <text:span text:style-name="Source_20_Text">false</text:span>, which will export the geometry using the low level LaTeX commands.</text:p>
          </table:table-cell>
        </table:table-row>
        <table:table-row>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specifies that the package <text:span text:style-name="Source_20_Text">fancyhdr.sty</text:span> should be used to export the header and footer of the page. Default is <text:span text:style-name="Source_20_Text">false</text:span>, which will export the header and footer using the low level LaTeX page style commands.</text:p>
          </table:table-cell>
        </table:table-row>
        <table:table-row>
          <table:table-cell table:style-name="Tabel18.A2" office:value-type="string">
            <text:p text:style-name="Table_20_Contents"><text:span text:style-name="Source_20_Text">use_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color.sty</text:span> to apply color in the LaTeX document.</text:p>
          </table:table-cell>
        </table:table-row>
        <table:table-row>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able:table-row>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able:table-row>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able:table-row>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able:table-row>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able:table-row>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ext:soft-page-break/>
        <table:table-row>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able:table-row>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able:table-row>
          <table:table-cell table:style-name="Tabel19.A2" office:value-type="string">
            <text:p text:style-name="Table_20_Contents"><text:span text:style-name="Source_20_Text">display_hidden_text</text:span></text:p>
          </table:table-cell>
          <table:table-cell table:style-name="Tabel19.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
      <text:h text:style-name="P55" text:outline-level="3">Compatibility options</text:h>
      <table:table table:name="Tabel24" table:style-name="Tabel24">
        <table:table-column table:style-name="Tabel24.A"/>
        <table:table-column table:style-name="Tabel24.B"/>
        <table:table-row>
          <table:table-cell table:style-name="Tabel24.A1" office:value-type="string">
            <text:p text:style-name="P30"><text:span text:style-name="Source_20_Text"><text:span text:style-name="T38">old_math_colors</text:span></text:span></text:p>
          </table:table-cell>
          <table:table-cell table:style-name="Tabel24.B1" office:value-type="string">
            <text:p text:style-name="P31">This option (default <text:span text:style-name="Source_20_Text">false</text:span>) can be set to <text:span text:style-name="Source_20_Text">true</text:span> if you are converting documents created with LO 4.3 or earlier. This enables the use of the old color scheme for formulas (using dark variants of red, blue, cyan and magenta).</text:p>
          </table:table-cell>
        </table:table-row>
      </table:table>
      <text:p text:style-name="P14"/>
      <text:h text:style-name="P55" text:outline-level="3">Headings</text:h>
      <text:p text:style-name="Text_20_body">The <text:span text:style-name="Source_20_Text">heading_map</text:span> section specifies how headings in LO should map to LaTeX. Eg. the first line in the sample above specifies that the toplevel heading (<text:span text:style-name="T6">Heading 1</text:span>) should map to <text:span text:style-name="Source_20_Text">\chapter</text:span>, which is of level 0 in LaTeX. Up to 10 levels are supported (the same number as in LO).</text:p>
      <text:h text:style-name="Heading_20_3" text:outline-level="3">Style maps</text:h>
      <text:p text:style-name="Text_20_body">In addition you can specify maps from styles in Writer to your own LaTeX styles in the configuration. Currently this is possible for text styles, paragraph styles and list styles. In addition a few direct formatting attributes can be mapped to LaTeX code. The following examples are from the standard configuration file <text:span text:style-name="Source_20_Text">article.xml</text:span>.</text:p>
      <text:p text:style-name="Text_20_body">This is a simple rule, that maps text formatted with the text style <text:span text:style-name="T6">Emphasis</text:span> to the LaTeX code <text:span text:style-name="Source_20_Text">\emph{...}</text:span>:</text:p>
      <text:p text:style-name="Preformatted_20_Text">&lt;style-map name="Emphasis" family="text" before="\emph{" after="}" /&gt;</text:p>
      <text:p text:style-name="Text_20_body">This is another simple rule, that maps paragraphs formatted with the paragraph style <text:span text:style-name="T6">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Text_20_body"><text:soft-page-break/>This is a rule, that maps paragraphs formatted with style <text:span text:style-name="T6">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pan text:style-name="Source_20_Text">inputenc</text:span> are converted to question marks and that other content is discarded, eg. footnotes). 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after="" verbatim="true" /&gt;</text:p>
      <text:p text:style-name="Text_20_body">This is a more elaborate set of rules, that maps paragraphs formatted with styles <text:span text:style-name="T6">Title</text:span>, <text:span text:style-name="T6">author</text:span> and <text:span text:style-name="T6">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after="}" line-break="false" /&gt;<text:line-break/> <text:s/>&lt;style-map name="Title" family="paragraph-block" next="author;date" before="" after="\maketitle" /&gt;<text:line-break/> <text:s/>&lt;style-map name="author" family="paragraph-block" next="Title;date" before="" after="\maketitle" /&gt;<text:line-break/> <text:s/>&lt;style-map name="date" family="paragraph-block" next="Title;author" before="" after="\maketitle" /&gt;</text:p>
      <text:p text:style-name="Text_20_body">This will produce code like this:</text:p>
      <text:p text:style-name="Preformatted_20_Text">\title{Configuration}</text:p>
      <text:p text:style-name="Preformatted_20_Text">\author{Henrik Just}</text:p>
      <text:p text:style-name="Preformatted_20_Text">\date{2006}</text:p>
      <text:p text:style-name="Preformatted_20_Text">\maketitle</text:p>
      <text:p text:style-name="Text_20_body">The next example maps a paragraph formatted with the <text:span text:style-name="T6">theorem</text:span> list style to a LaTeX envi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 &lt;style-map name="theorem" family="list" before="" after="" /&gt;<text:line-break/> &lt;style-map name="theorem" family="listitem" before="\begin{theorem}" after="\end{theorem}" /&gt;</text:p>
      <text:p text:style-name="Text_20_body">When you override a style, all formatting specified in the original document will be igored.</text:p>
      <text:p text:style-name="Text_20_body">Finally an example using direct formatting attributes:</text:p>
      <text:p text:style-name="Preformatted_20_Text">&lt;style-map name="italic" family="text-attribute" before="\emph{" after="}" /&gt;</text:p>
      <text:p text:style-name="Text_20_body">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text:soft-page-break/>String replace</text:h>
      <text:p text:style-name="Text_20_body">Often LaTeX requires special care to typeset certain constructions. For example according to German typographical rules, an abbreviation like z.B. should be typeset with a small space before the B. You can specify this in the configuration:</text:p>
      <text:p text:style-name="Preformatted_20_Text">&lt;string-replace input="z.B." latex-code="z.\,B." /&gt;</text:p>
      <text:p text:style-name="Text_20_body">The <text:span text:style-name="Source_20_Text">input</text:span> is the text in the LO document, the <text:span text:style-name="Source_20_Text">latex-code</text:span> is the LaTeX code to export for this text.</text:p>
      <text:p text:style-name="Text_20_body">Another example is French quotations marks (« <text:span text:style-name="T16">Je parle français</text:span> ») which should be converted to the LaTeX macros \fg and \og. This can be achieved using this rule:</text:p>
      <text:p text:style-name="Preformatted_20_Text">&lt;string-replace input="&amp;#xAB;&amp;#xA0;" latex-code="\fg " /&gt;</text:p>
      <text:p text:style-name="Preformatted_20_Text">&lt;string-replace input="&amp;#xA0;&amp;#xBB;" latex-code="\og " /&gt;</text:p>
      <text:p text:style-name="Text_20_body">The final example ensures that the LaTeX logo is typeset correctly</text:p>
      <text:p text:style-name="Preformatted_20_Text">&lt;string-replace input="LaTeX" latex-code="{\LaTeX}" /&gt;</text:p>
      <text:h text:style-name="Heading_20_3" text:outline-level="3">Math symbols</text:h>
      <text:p text:style-name="Text_20_body">In L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preamble. For example:</text:p>
      <text:p text:style-name="Preformatted_20_Text">&lt;custom-preamble&gt;\usepackage{palatino}&lt;/custom-preamble&gt;</text:p>
      <text:p text:style-name="Text_20_body">to typeset your document using the postscript font palatino.</text:p>
      <text:h text:style-name="Heading_20_2" text:outline-level="2"><text:bookmark-start text:name="__RefHeading__4573_1948605489"/><text:span text:style-name="T51">HTML5</text:span> configuration<text:bookmark-end text:name="__RefHeading__4573_1948605489"/></text:h>
      <text:p text:style-name="Text_20_body">Also the HTML<text:span text:style-name="T46">5</text:span>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 text:c="2"/>&lt;option name="use_dublin_core" value="true" /&gt;</text:p>
      <text:p text:style-name="Preformatted_20_Text"><text:s text:c="2"/>&lt;option name="<text:span text:style-name="T52">units</text:span>" value="<text:span text:style-name="T52">rem</text:span>" /&gt;</text:p>
      <text:p text:style-name="Preformatted_20_Text"><text:s text:c="2"/>&lt;option name="split_level" value="1" /&gt;</text:p>
      <text:p text:style-name="Preformatted_20_Text"><text:s text:c="2"/>&lt;xhtml-style-map name="mystyle" family="paragraph" element="p" css="mycssclass" /&gt;</text:p>
      <text:p text:style-name="Preformatted_20_Text">&lt;/config&gt;</text:p>
      <text:p text:style-name="Text_20_body">The following subsections explains the available options. The options written in italics can be set using the dialog if you use Writer2<text:span text:style-name="T51">LaTeX</text:span> as an export filter.</text:p>
      <text:h text:style-name="Heading_20_3" text:outline-level="3"><text:soft-page-break/>Style options</text:h>
      <text:p text:style-name="Text_20_body">You can control some general aspects of the generated <text:span text:style-name="T46">HTML5</text:span> documents using these technical options.</text:p>
      <table:table table:name="Tabel4" table:style-name="Tabel4">
        <table:table-column table:style-name="Tabel4.A"/>
        <table:table-column table:style-name="Tabel4.B"/>
        <table:table-row>
          <table:table-cell table:style-name="Tabel4.A1" office:value-type="string">
            <text:p text:style-name="Table_20_Contents"><text:span text:style-name="Source_20_Text">template_ids</text:span></text:p>
          </table:table-cell>
          <table:table-cell table:style-name="Tabel4.B1" office:value-type="string">
            <text:p text:style-name="Table_20_Contents">This option is used to specifiy the id's used for HTML<text:span text:style-name="T46">5</text:span> templates. These should be provided as a comma separated list defining the id for content,header,footer and panel in that order. The list can be truncated if you don't need them all.</text:p>
            <text:p text:style-name="Table_20_Contents">The default is empty, which is equivalent to <text:span text:style-name="Source_20_Text">content,header,footer,panel</text:span>.</text:p>
          </table:table-cell>
        </table:table-row>
        <table:table-row>
          <table:table-cell table:style-name="Tabel4.A2" office:value-type="string">
            <text:p text:style-name="Table_20_Contents"><text:span text:style-name="Source_20_Text">pretty_print</text:span></text:p>
          </table:table-cell>
          <table:table-cell table:style-name="Tabel4.B2" office:value-type="string">
            <text:p text:style-name="Table_20_Contents">Set this option to <text:span text:style-name="Source_20_Text">false</text:span> (default is <text:span text:style-name="Source_20_Text">true</text:span>) if you don't want “pretty print” (using indentations and line breaks) in the HTML<text:span text:style-name="T46">5</text:span> output.</text:p>
          </table:table-cell>
        </table:table-row>
        <table:table-row>
          <table:table-cell table:style-name="Tabel4.A2" office:value-type="string">
            <text:p text:style-name="Table_20_Contents"><text:span text:style-name="Source_20_Text">no_doctype</text:span></text:p>
          </table:table-cell>
          <table:table-cell table:style-name="Tabel4.B2" office:value-type="string">
            <text:p text:style-name="Table_20_Contents">If you set this options to <text:span text:style-name="Source_20_Text">true</text:span> (default is <text:span text:style-name="Source_20_Text">false</text:span>), Writer<text:span text:style-name="T51">2LaTeX</text:span> will not include the <text:span text:style-name="Source_20_Text">!DOCTYPE</text:span> declaration in the converted document. This option should only be used if you need to process the document further.</text:p>
          </table:table-cell>
        </table:table-row>
        <table:table-row>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able:table-row>
          <table:table-cell table:style-name="Tabel4.A2" office:value-type="string">
            <text:p text:style-name="Table_20_Contents"><text:span text:style-name="Source_20_Text">hexadecimal_entities</text:span></text:p>
          </table:table-cell>
          <table:table-cell table:style-name="Tabel4.B2" office:value-type="string">
            <text:p text:style-name="Table_20_Contents">When this option is set to <text:span text:style-name="Source_20_Text">true</text:span> (default) numeric character entities are exported using hexadecimal numbers, otherwise decimal numbers are used</text:p>
          </table:table-cell>
        </table:table-row>
        <table:table-row>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text:span text:style-name="T51">LaTeX</text:span> will use named character entities as defined by HTML<text:span text:style-name="T46">5</text:span>. <text:span text:style-name="T46">A</text:span>lso named MathML entities will be used.</text:p>
          </table:table-cell>
        </table:table-row>
        <table:table-row>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HTML<text:span text:style-name="T46">5</text:span> document. Most applications will not need this, but you can set this options to <text:span text:style-name="Source_20_Text">true</text:span> to enable this (default is <text:span text:style-name="Source_20_Text">false</text:span>).</text:p>
          </table:table-cell>
        </table:table-row>
        <table:table-row>
          <table:table-cell table:style-name="Tabel4.A2" office:value-type="string">
            <text:p text:style-name="Table_20_Contents"><text:span text:style-name="Source_20_Text">multilingual</text:span></text:p>
          </table:table-cell>
          <table:table-cell table:style-name="Tabel4.B2" office:value-type="string">
            <text:p text:style-name="Table_20_Contents">Set this to <text:span text:style-name="Source_20_Text">false</text:span> (default is <text:span text:style-name="Source_20_Text">true</text:span>) to remove language information from the file (except on the root element)</text:p>
          </table:table-cell>
        </table:table-row>
        <table:table-row>
          <table:table-cell table:style-name="Tabel4.A2" office:value-type="string">
            <text:p text:style-name="Table_20_Contents"><text:span text:style-name="Source_20_Text">separate_stylesheet</text:span></text:p>
          </table:table-cell>
          <table:table-cell table:style-name="Tabel4.B2" office:value-type="string">
            <text:p text:style-name="Table_20_Contents">Set this to true (default is false) to generate a separate CSS file if the HTML<text:span text:style-name="T46">5</text:span> document is split over several files (thus avoiding repeating the style information in every file).</text:p>
          </table:table-cell>
        </table:table-row>
        <text:soft-page-break/>
        <table:table-row>
          <table:table-cell table:style-name="Tabel4.A2" office:value-type="string">
            <text:p text:style-name="Table_20_Contents"><text:span text:style-name="Source_20_Text">custom_stylesheet</text:span></text:p>
          </table:table-cell>
          <table:table-cell table:style-name="Tabel4.B2" office:value-type="string">
            <text:p text:style-name="Table_20_Contents">Use this option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HTML<text:span text:style-name="T46">5</text:span>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able:table-row>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4" text:note-class="footnote"><text:note-citation>4</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LO does not offer section styles currently).</text:p>
          </table:table-cell>
        </table:table-row>
        <table:table-row>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LO does not offer table styles currently).</text:p>
          </table:table-cell>
        </table:table-row>
        <text:soft-page-break/>
        <table:table-row>
          <table:table-cell table:style-name="Tabel5.A2" office:value-type="string">
            <text:p text:style-name="Table_20_Contents"><text:span text:style-name="Source_20_Text">table_size</text:span><text:span text:style-name="Source_20_Text"><text:note text:id="ftn5" text:note-class="footnote"><text:note-citation>5</text:note-citation><text:note-body><text:p text:style-name="Footnote">This option replaces the former option <text:span text:style-name="source-footnote">ignore_table_dimensions</text:span>. (The former values correspond to the values <text:span text:style-name="source-footnote">none</text:span> and <text:span text:style-name="source-footnote">auto</text:span>).</text:p></text:note-body></text:note></text:span></text:p>
          </table:table-cell>
          <table:table-cell table:style-name="Tabel5.B2" office:value-type="string">
            <text:p text:style-name="Table_20_Contents">This option defines how to export table dimension. The possible values are:</text:p>
            <text:p text:style-name="Table_20_Contents"><text:span text:style-name="Source_20_Text">none</text:span>: Do not export table dimensions (table width, column width and row height), leaving the layout of the tables to the browser.</text:p>
            <text:p text:style-name="Table_20_Contents"><text:span text:style-name="Source_20_Text">auto</text:span> (default): Convert the dimensions in the source document using relative or absolute values as defined.</text:p>
            <text:p text:style-name="Table_20_Contents"><text:span text:style-name="Source_20_Text">relative</text:span>: Convert the dimensions in the source document, but always using relative values for table width and column width.</text:p>
          </table:table-cell>
        </table:table-row>
        <table:table-row>
          <table:table-cell table:style-name="Tabel5.A2" office:value-type="string">
            <text:p text:style-name="Table_20_Contents"><text:span text:style-name="Source_20_Text">list_formatting</text:span></text:p>
          </table:table-cell>
          <table:table-cell table:style-name="Tabel5.B2" office:value-type="string">
            <text:p text:style-name="Table_20_Contents">This option determines how list formatting is exported. Possible values are<text:note text:id="ftn6" text:note-class="footnote"><text:note-citation>6</text:note-citation><text:note-body><text:p text:style-name="Footnote">In previous versions, this option was called <text:span text:style-name="source-footnote">list_hack</text:span>, but was renamed to support the new value <text:span text:style-name="source-footnote">hard_labels</text:span>. (The old name is still supported.)</text:p></text:note-body></text:note>:</text:p>
            <text:p text:style-name="Table_20_Contents"><text:span text:style-name="Source_20_Text">css1</text:span>: List formatting is exported using CSS1. This only provides basic support for list labels, and currently the browsers default indentations are used.</text:p>
            <text:p text:style-name="Table_20_Contents"><text:span text:style-name="Source_20_Text">css1_hack</text:span>: This value is used to fix a problem with continued lists. Writer2<text:span text:style-name="T51">LaTeX</text:span> will export a list that continues on level 2 or below like</text:p>
            <text:p text:style-name="Table_20_Contents"><text:span text:style-name="Source_20_Text">&lt;ol&gt;&lt;ol&gt;&lt;li&gt;...&lt;/li&gt;&lt;/ol&gt;&lt;/ol&gt;</text:span></text:p>
            <text:p text:style-name="Table_20_Contents">This is <text:span text:style-name="T2">not</text:span> valid in HTML<text:span text:style-name="T46">5</text:span>, but works in browsers. Also two deprecated attributes are used to continue numbering.</text:p>
            <text:p text:style-name="Table_20_Contents"><text:span text:style-name="Source_20_Text">hard_labels</text:span>: If you use this value, list labels are exported as part of the text. This adds full support for list labels (e.g. labels of the form 1.2.3). Unlike the other values indentations of the list are exported as well.</text:p>
          </table:table-cell>
        </table:table-row>
        <table:table-row>
          <table:table-cell table:style-name="Tabel5.A2" office:value-type="string">
            <text:p text:style-name="Text_20_body"><text:span text:style-name="Source_20_Text">max_width</text:span></text:p>
          </table:table-cell>
          <table:table-cell table:style-name="Tabel5.B2" office:value-type="string">
            <text:p text:style-name="P32">This option is used to specifiy the maximum width of the text (HTML<text:span text:style-name="T46">5</text:span> and text documents only). The default value is <text:span text:style-name="Source_20_Text">800px</text:span>. An empty value means that a maximum width is not set.</text:p>
          </table:table-cell>
        </table:table-row>
        <table:table-row>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ext:soft-page-break/>
        <table:table-row>
          <table:table-cell table:style-name="Tabel5.A2" office:value-type="string">
            <text:p text:style-name="Table_20_Contents"><text:span text:style-name="Source_20_Text">use_default_font</text:span></text:p>
          </table:table-cell>
          <table:table-cell table:style-name="Tabel5.B2" office:value-type="string">
            <text:p text:style-name="Table_20_Contents">Set this option to <text:span text:style-name="Source_20_Text">true</text:span> (default is <text:span text:style-name="Source_20_Text">false</text:span>) to ignore all font information in the document and use a default font for the entire exported document.</text:p>
          </table:table-cell>
        </table:table-row>
        <table:table-row>
          <table:table-cell table:style-name="Tabel5.A2" office:value-type="string">
            <text:p text:style-name="Table_20_Contents"><text:span text:style-name="Source_20_Text">default_font_name</text:span></text:p>
          </table:table-cell>
          <table:table-cell table:style-name="Tabel5.B2" office:value-type="string">
            <text:p text:style-name="Table_20_Contents">Use this option to supply a font name to use if the option <text:span text:style-name="Source_20_Text">use_default_font</text:span> is set to <text:span text:style-name="Source_20_Text">true.</text:span> A blank value will not insert an<text:span text:style-name="T48">y</text:span> font information.</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able:table-row>
          <table:table-cell table:style-name="Tabel6.A1" office:value-type="string">
            <text:p text:style-name="P58"><text:span text:style-name="Source_20_Text"><text:span text:style-name="T5">units</text:span></text:span><text:span text:style-name="Source_20_Text"><text:span text:style-name="T5"><text:note text:id="ftn0" text:note-class="footnote"><text:note-citation>7</text:note-citation><text:note-body><text:p text:style-name="P56">This option replaces the option convert_to_px (the old option is still supported).</text:p></text:note-body></text:note></text:span></text:span></text:p>
          </table:table-cell>
          <table:table-cell table:style-name="Tabel6.B1" office:value-type="string">
            <text:p text:style-name="P59">This option can have the value <text:span text:style-name="Source_20_Text">original</text:span>,(use the original units in the source document), <text:span text:style-name="Source_20_Text">px</text:span> (convert to pixels) or <text:span text:style-name="Source_20_Text">rem</text:span> (default, convert to rem units).</text:p>
            <text:p text:style-name="P58"><text:span text:style-name="T52">Unit conversion assumes 1 in=96 px and 1 em=16 px.</text:span></text:p>
            <text:p text:style-name="P58"><text:span text:style-name="T52">You can change this with the </text:span><text:span text:style-name="Source_20_Text"><text:span text:style-name="T52">scaling</text:span></text:span><text:span text:style-name="T52"> option. </text:span>Eg. a scaling of <text:span text:style-name="Source_20_Text">75%</text:span> will change the resolution <text:span text:style-name="T52">from 96ppi </text:span>to 72ppi.</text:p>
          </table:table-cell>
        </table:table-row>
        <table:table-row>
          <table:table-cell table:style-name="Tabel6.A2" office:value-type="string">
            <text:p text:style-name="Table_20_Contents"><text:span text:style-name="Source_20_Text"><text:span text:style-name="T2">scaling</text:span></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column_scaling</text:span></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image_size</text:span></text:span><text:span text:style-name="Source_20_Text"><text:note text:id="ftn7" text:note-class="footnote"><text:note-citation>8</text:note-citation><text:note-body><text:p text:style-name="Footnote">This option replaces <text:span text:style-name="T53">the </text:span>old options <text:span text:style-name="Source_20_Text"><text:span text:style-name="T13">keep_image_size</text:span></text:span> and <text:span text:style-name="source-footnote">original_image_size</text:span> (the old names are still supported).</text:p></text:note-body></text:note></text:span></text:p>
          </table:table-cell>
          <table:table-cell table:style-name="Tabel6.B2" office:value-type="string">
            <text:p text:style-name="Table_20_Contents">Use this option to specify how to export the size of images and text boxes: Possible values are <text:span text:style-name="Source_20_Text">absolute</text:span> or <text:span text:style-name="Source_20_Text">auto</text:span> (default, export absolute size), <text:span text:style-name="Source_20_Text">relative</text:span> (export the size as a percentage of the current text width) and <text:span text:style-name="Source_20_Text">none</text:span> or <text:span text:style-name="Source_20_Text">original_image_size</text:span> (do not export size information; hence the browser or reader will use the original (unscaled) image size).</text:p>
          </table:table-cell>
        </table:table-row>
      </table:table>
      <text:h text:style-name="Heading_20_3" text:outline-level="3">Options for special content</text:h>
      <table:table table:name="Tabel7" table:style-name="Tabel7">
        <table:table-column table:style-name="Tabel7.A"/>
        <table:table-column table:style-name="Tabel7.B"/>
        <table:table-row>
          <table:table-cell table:style-name="Tabel7.A1" office:value-type="string">
            <text:p text:style-name="Table_20_Contents"><text:span text:style-name="Source_20_Text">use_mathjax</text:span></text:p>
          </table:table-cell>
          <table:table-cell table:style-name="Tabel7.B1" office:value-type="string">
            <text:p text:style-name="Table_20_Contents"><text:span text:style-name="T46">Y</text:span>ou can set this option to <text:span text:style-name="Source_20_Text">true</text:span> (default is <text:span text:style-name="Source_20_Text">false</text:span>) to load the <text:a xlink:type="simple" xlink:href="http://www.mathjax.org/" text:style-name="Internet_20_link" text:visited-style-name="Visited_20_Internet_20_Link">MathJax</text:a> library on pages with fomulas. This will ensure that formulas are viewable on all modern browsers, even if they do not support MathML natively<text:note text:id="ftn8" text:note-class="footnote"><text:note-citation>9</text:note-citation><text:note-body><text:p text:style-name="P21">This replaces the output format (available until Writer2LaTeX 1.2) using an XSLT style sheet for the same purpose.</text:p></text:note-body></text:note>.</text:p>
          </table:table-cell>
        </table:table-row>
        <table:table-row>
          <table:table-cell table:style-name="Tabel7.A2" office:value-type="string">
            <text:p text:style-name="Table_20_Contents"><text:span text:style-name="Source_20_Text"><text:span text:style-name="T22">embed</text:span></text:span><text:span text:style-name="Source_20_Text">_svg</text:span></text:p>
          </table:table-cell>
          <table:table-cell table:style-name="Tabel7.B2" office:value-type="string">
            <text:p text:style-name="Table_20_Contents"><text:span text:style-name="T46">Yo</text:span>u can set this option to <text:span text:style-name="Source_20_Text">true</text:span> <text:span text:style-name="T22">t</text:span>o export vector graphics <text:span text:style-name="T22">embedded in the HTML5 documents as </text:span>SVG (scalable vector graphics). <text:span text:style-name="T19">If set to </text:span><text:span text:style-name="Source_20_Text"><text:span text:style-name="T19">false</text:span></text:span><text:span text:style-name="T19"> (default), external SVG image files will be used.</text:span></text:p>
          </table:table-cell>
        </table:table-row>
        <text:soft-page-break/>
        <table:table-row>
          <table:table-cell table:style-name="Tabel7.A2" office:value-type="string">
            <text:p text:style-name="P28"><text:span text:style-name="Source_20_Text">embed_img</text:span></text:p>
          </table:table-cell>
          <table:table-cell table:style-name="Tabel7.B2" office:value-type="string">
            <text:p text:style-name="P28">If you set this option to <text:span text:style-name="Source_20_Text">true</text:span> (default is <text:span text:style-name="Source_20_Text">false</text:span>), all images will be embedded directly in the HTML<text:span text:style-name="T46">5</text:span> document (base64 encoded). This is not recommended for documents with large images.</text:p>
          </table:table-cell>
        </table:table-row>
        <table:table-row>
          <table:table-cell table:style-name="Tabel7.A2" office:value-type="string">
            <text:p text:style-name="Table_20_Contents"><text:span text:style-name="Source_20_Text">endnotes_heading</text:span></text:p>
          </table:table-cell>
          <table:table-cell table:style-name="Tabel7.B2" office:value-type="string">
            <text:p text:style-name="Table_20_Contents">In LO the endnotes are set on a separate page at the end of the document. It is not possible to give this page a heading, but you can use this option to add a heading. Default is empty (no heading).</text:p>
          </table:table-cell>
        </table:table-row>
        <table:table-row>
          <table:table-cell table:style-name="Tabel7.A2" office:value-type="string">
            <text:p text:style-name="Table_20_Contents"><text:span text:style-name="Source_20_Text">footnotes_heading</text:span></text:p>
          </table:table-cell>
          <table:table-cell table:style-name="Tabel7.B2" office:value-type="string">
            <text:p text:style-name="Table_20_Contents">In LO the footnotes may be set on a separate page at the end of the document (if configured to do so). It is not possible to give this page a heading, but you can use this option to add a heading. Default is empty (no heading).</text:p>
          </table:table-cell>
        </table:table-row>
        <table:table-row>
          <table:table-cell table:style-name="Tabel7.A2" office:value-type="string">
            <text:p text:style-name="Table_20_Contents"><text:span text:style-name="Source_20_Text"><text:span text:style-name="T2">use_dublin_core</text:span></text:span></text:p>
          </table:table-cell>
          <table:table-cell table:style-name="Tabel7.B2" office:value-type="string">
            <text:p text:style-name="Table_20_Contents">Use this option to specify if Dublin Core Meta data should be exported.</text:p>
            <text:p text:style-name="Table_20_Contents">For the <text:span text:style-name="T46">HTML5</text:span> export, the format will be as specified in <text:a xlink:type="simple" xlink:href="http://dublincore.org/documents/dcq-html/" text:style-name="Internet_20_link" text:visited-style-name="Visited_20_Internet_20_Link">http://dublincore.org/documents/dcq-html/</text:a>).</text:p>
            <text:p text:style-name="Table_20_Contents">If the value is <text:span text:style-name="Source_20_Text">false</text:span>, it will not be exported (default is <text:span text:style-name="Source_20_Text">true</text:span>).</text:p>
          </table:table-cell>
        </table:table-row>
        <table:table-row>
          <table:table-cell table:style-name="Tabel7.A2" office:value-type="string">
            <text:p text:style-name="Table_20_Contents"><text:span text:style-name="Source_20_Text"><text:span text:style-name="T2">notes</text:span></text:span></text:p>
          </table:table-cell>
          <table:table-cell table:style-name="Tabel7.B2" office:value-type="string">
            <text:p text:style-name="Table_20_Contents">If this option is set to <text:span text:style-name="Source_20_Text">true</text:span> (default), notes in the document will be exported as <text:span text:style-name="T46">HTML5</text:span> comments. These are not directly visible in the browser. If you don't want to include notes, set this option to <text:span text:style-name="Source_20_Text">false.</text:span></text:p>
          </table:table-cell>
        </table:table-row>
        <table:table-row>
          <table:table-cell table:style-name="Tabel7.A2" office:value-type="string">
            <text:p text:style-name="Table_20_Contents"><text:span text:style-name="Source_20_Text">display_hidden_text</text:span></text:p>
          </table:table-cell>
          <table:table-cell table:style-name="Tabel7.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row>
          <table:table-cell table:style-name="Tabel7.A2" office:value-type="string">
            <text:p text:style-name="Table_20_Contents"><text:span text:style-name="Source_20_Text">inclu</text:span><text:span text:style-name="Source_20_Text"><text:span text:style-name="T33">d</text:span></text:span><text:span text:style-name="Source_20_Text">e_toc</text:span></text:p>
          </table:table-cell>
          <table:table-cell table:style-name="Tabel7.B2" office:value-type="string">
            <text:p text:style-name="Table_20_Contents">If this option is set to <text:span text:style-name="Source_20_Text">true</text:span> (default), the table of contents is exported. If it is set to <text:span text:style-name="Source_20_Text">false</text:span>, the table of contents is ignored. The latter possibility <text:span text:style-name="T49">is mainly intended in combination with file split, which will produce an external table of contents.</text:span></text:p>
          </table:table-cell>
        </table:table-row>
      </table:table>
      <text:h text:style-name="Heading_20_3" text:outline-level="3">AutoCorrect options</text:h>
      <table:table table:name="Tabel9" table:style-name="Tabel9">
        <table:table-column table:style-name="Tabel9.A"/>
        <table:table-column table:style-name="Tabel9.B"/>
        <table:table-row>
          <table:table-cell table:style-name="Tabel9.A1" office:value-type="string">
            <text:p text:style-name="Table_20_Contents"><text:span text:style-name="Source_20_Text"><text:span text:style-name="T2">ignore_double_spaces</text:span></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text:span text:style-name="T51">LaTeX</text:span> to ignore double spaces, otherwise they are converted to non-breaking spaces.</text:p>
          </table:table-cell>
        </table:table-row>
        <table:table-row>
          <table:table-cell table:style-name="Tabel9.A2" office:value-type="string">
            <text:p text:style-name="Table_20_Contents"><text:span text:style-name="Source_20_Text"><text:span text:style-name="T2">ignore_empty_paragraphs</text:span></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text:span text:style-name="T51">LaTeX</text:span> to ignore empty paragraphs..</text:p>
          </table:table-cell>
        </table:table-row>
        <text:soft-page-break/>
        <table:table-row>
          <table:table-cell table:style-name="Tabel9.A2" office:value-type="string">
            <text:p text:style-name="Table_20_Contents"><text:span text:style-name="Source_20_Text"><text:span text:style-name="T2">ignore_hard_line_breaks</text:span></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text:span text:style-name="T51">LaTeX</text:span> to ignore hard line breaks (Shift-Enter in LO).</text:p>
          </table:table-cell>
        </table:table-row>
      </table:table>
      <text:h text:style-name="Heading_20_3" text:outline-level="3">File options</text:h>
      <table:table table:name="Tabel10" table:style-name="Tabel10">
        <table:table-column table:style-name="Tabel10.A"/>
        <table:table-column table:style-name="Tabel10.B"/>
        <table:table-row>
          <table:table-cell table:style-name="Tabel10.A1" office:value-type="string">
            <text:p text:style-name="Table_20_Contents"><text:span text:style-name="Source_20_Text"><text:span text:style-name="T2">split_level</text:span></text:span></text:p>
          </table:table-cell>
          <table:table-cell table:style-name="Tabel10.B1"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 (with labels in the same language as the document).</text:p>
          </table:table-cell>
        </table:table-row>
        <table:table-row>
          <table:table-cell table:style-name="Tabel10.A2" office:value-type="string">
            <text:p text:style-name="Table_20_Contents"><text:span text:style-name="Source_20_Text"><text:span text:style-name="T2">repeat_levels</text:span></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able:table-row>
          <table:table-cell table:style-name="Tabel10.A2" office:value-type="string">
            <text:p text:style-name="Table_20_Contents"><text:span text:style-name="Source_20_Text"><text:span text:style-name="T11">page_break_split</text:span></text:span></text:p>
          </table:table-cell>
          <table:table-cell table:style-name="Tabel10.B2" office:value-type="string">
            <text:p text:style-name="Table_20_Contents">An alternative method to split the document is to use the original page breaks. Possible values are</text:p>
            <text:p text:style-name="Table_20_Contents"><text:span text:style-name="Source_20_Text">none</text:span> (default): Do not split at page breaks.</text:p>
            <text:p text:style-name="Table_20_Contents"><text:span text:style-name="Source_20_Text">styles</text:span>: Split at page breaks which are defined in styles.</text:p>
            <text:p text:style-name="Table_20_Contents"><text:span text:style-name="Source_20_Text">explicit</text:span>: Split at all explicit page breaks (page breaks defined in styles and manual page breaks)</text:p>
            <text:p text:style-name="Table_20_Contents"><text:span text:style-name="Source_20_Text">all</text:span>: Split at all page breaks. Automatic page breaks may occur within a paragraph, list or table, but Writer<text:span text:style-name="T51">2LaTeX</text:span> will not split until this structure has ended.</text:p>
            <text:p text:style-name="Table_20_Contents">Also in this case, each output document will get a simple navigation panel in the header and the footer.</text:p>
          </table:table-cell>
        </table:table-row>
        <table:table-row>
          <table:table-cell table:style-name="Tabel10.A2" office:value-type="string">
            <text:p text:style-name="Table_20_Contents"><text:span text:style-name="Source_20_Text"><text:span text:style-name="T2">save_images_in_subdir</text:span></text:span></text:p>
          </table:table-cell>
          <table:table-cell table:style-name="Tabel10.B2" office:value-type="string">
            <text:p text:style-name="Table_20_Contents">Images contained in the document are normally placed in the same directory as the <text:span text:style-name="T46">HTML5</text:span> document. If the document contains a large number of images, it may be more convenient to put the images in a subdirectory. Set this option to <text:span text:style-name="Source_20_Text">true</text:span> to do this.</text:p>
          </table:table-cell>
        </table:table-row>
        <table:table-row>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Style maps</text:h>
      <text:p text:style-name="Text_20_body">In addition to the options, you can specify that certain styles in Writer should be mapped to specific <text:span text:style-name="T46">HTML5</text:span> elements and CSS style classes. Here are some examples showing how to use some of the built-in Writer styles to create HTML<text:span text:style-name="T46">5</text:span> elements:</text:p>
      <text:p text:style-name="Preformatted_20_Text"><text:soft-page-break/>&lt;?xml version="1.0" encoding="UTF-8"?&gt;</text:p>
      <text:p text:style-name="Preformatted_20_Text">&lt;config&gt;</text:p>
      <text:p text:style-name="Preformatted_20_Text"><text:s text:c="2"/>&lt;!-- map LO paragraph styles to x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LO text styles to xhtml elements --&gt;</text:p>
      <text:p text:style-name="Preformatted_20_Text"><text:s text:c="2"/>&lt;xhtml-style-map name="Citation" family="text"</text:p>
      <text:p text:style-name="Preformatted_20_Text"><text:s text:c="11"/>element="cite" css="(none)" /&gt;</text:p>
      <text:p text:style-name="Preformatted_20_Text"><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 text:c="2"/>&lt;xhtml-style-map name="bold" family="attribute"</text:p>
      <text:p text:style-name="Preformatted_20_Text"><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LaTeX, please see the file <text:span text:style-name="Source_20_Text">cleanxhtml.xml</text:span>.</text:p>
      <text:p text:style-name="Text_20_body">The attributes of the <text:span text:style-name="Source_20_Text">xhtml-style-map</text:span> element are used as follows:</text:p>
      <text:list xml:id="list3532373732614254324" text:style-name="L13">
        <text:list-item>
          <text:p text:style-name="P48"><text:span text:style-name="Source_20_Text">name</text:span> specifies the name of the Writer style.</text:p>
        </text:list-item>
        <text:list-item>
          <text:p text:style-name="P48"><text:span text:style-name="Source_20_Text">family</text:span><text:note text:id="ftn9" text:note-class="footnote"><text:note-citation>10</text:note-citation><text:note-body><text:p text:style-name="Footnote">Previously this attribute was called class.</text:p></text:note-body></text:note> specifies the style family in Writer; this can either be <text:span text:style-name="Source_20_Text">text</text:span>, <text:span text:style-name="Source_20_Text">paragraph</text:span>, <text:span text:style-name="Source_20_Text">heading</text:span>, <text:span text:style-name="Source_20_Text">frame</text:span>, <text:span text:style-name="Source_20_Text">list</text:span> or <text:span text:style-name="Source_20_Text">attribute</text:span>. The last value does not specify a real style, but refers to hard formatting attributes. The possible names in this case are <text:span text:style-name="Source_20_Text">bold</text:span>, <text:span text:style-name="Source_20_Text">italics</text:span>, <text:span text:style-name="Source_20_Text">fixed</text:span> (for fixed pitch fonts), <text:span text:style-name="Source_20_Text">superscript</text:span>, <text:span text:style-name="Source_20_Text">subscript</text:span>, <text:span text:style-name="source-footnote">underline</text:span> and <text:span text:style-name="Source_20_Text">overstrike</text:span>.</text:p>
        </text:list-item>
        <text:list-item>
          <text:p text:style-name="P48"><text:span text:style-name="Source_20_Text">element</text:span> specifies the HTML<text:span text:style-name="T46">5</text:span> element to use when converting this style. This is not used for frame and list styles.</text:p>
        </text:list-item>
        <text:list-item>
          <text:p text:style-name="P48"><text:span text:style-name="Source_20_Text">css</text:span> specifies the CSS style class to use when converting this style. If it is not specified or the value is <text:span text:style-name="Source_20_Text">“(none)”</text:span>, no CSS class will be used.</text:p>
        </text:list-item>
        <text:list-item>
          <text:p text:style-name="P48"><text:span text:style-name="Source_20_Text">block-element</text:span> only has effect for paragraph and heading styles. For paragraphs it is used to specify a block HTML<text:span text:style-name="T46">5</text:span> element, that should surround several exported paragraphs with this style. For headings it is used to specify the element containing the entire heading (the <text:span text:style-name="Source_20_Text">element</text:span> is used for the text content only, excluding the label).</text:p>
        </text:list-item>
        <text:list-item>
          <text:p text:style-name="P48"><text:span text:style-name="Source_20_Text">block-css</text:span> specifies the CSS style class to be used for this block element. If it <text:soft-page-break/>is not specified or the value is <text:span text:style-name="Source_20_Text">“(none)”</text:span>, no CSS class will be used.</text:p>
        </text:list-item>
        <text:list-item>
          <text:p text:style-name="P49"><text:span text:style-name="Source_20_Text">before</text:span> and <text:span text:style-name="Source_20_Text">after</text:span> only has effect for paragraph and heading styles. This attribute defines a fixed text to add before/after the text of all paragraphs formatted with this style. This is similar to the pseudo-elements <text:span text:style-name="Source_20_Text">::before</text:span> and <text:span text:style-name="Source_20_Text">::after</text:span> in CSS.</text:p>
        </text:list-item>
      </text:list>
      <text:p text:style-name="Text_20_body">For example the rules above produces code like this:</text:p>
      <text:p text:style-name="Preformatted_20_Text">&lt;p&gt;This paragraph is Text body&lt;/p&gt;</text:p>
      <text:p text:style-name="Preformatted_20_Text">&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LO style" family="paragraph"</text:p>
      <text:p text:style-name="Preformatted_20_Text"><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LO style&lt;/p&gt;</text:p>
      <text:p text:style-name="Preformatted_20_Text"><text:s text:c="2"/>&lt;p class=”par_style”&gt;Yet another&lt;/p&gt;</text:p>
      <text:p text:style-name="Preformatted_20_Text">&lt;/div&gt;</text:p>
      <text:p text:style-name="Text_20_body">Note that the rules for hard formatting are only used when <text:span text:style-name="Source_20_Text"><text:span text:style-name="T11">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p text:style-name="Heading_20_4"><text:span text:style-name="T46">HTML5</text:span> templates</text:p>
      <text:p text:style-name="Text_20_body">You can use your own HTML<text:span text:style-name="T46">5</text:span> document as a template for the generated HTML<text:span text:style-name="T46">5</text:span> documents. This should be an ordinary HTML<text:span text:style-name="T46">5</text:span> file (do not include DOCTYPE declaration) with some special elements:</text:p>
      <text:list xml:id="list7267332655179175525" text:style-name="L14">
        <text:list-item>
          <text:p text:style-name="P50">A<text:span text:style-name="T21">n </text:span>element with the id <text:span text:style-name="Source_20_Text">content</text:span> is used to fill the text content. If no such element exists, the <text:span text:style-name="Source_20_Text">&lt;body&gt;</text:span> element is used. If there is no <text:span text:style-name="Source_20_Text">&lt;body&gt;</text:span> element in the template, the root element is used.</text:p>
        </text:list-item>
        <text:list-item>
          <text:p text:style-name="P50"><text:span text:style-name="T21">E</text:span>lements with the id <text:span text:style-name="Source_20_Text">header</text:span> or <text:span text:style-name="Source_20_Text">footer</text:span> (optional) will be filled with a simple navigation panel using a first/previous/next/last scheme.</text:p>
        </text:list-item>
        <text:list-item>
          <text:p text:style-name="P50"><text:span text:style-name="T21">An e</text:span>lement with the id <text:span text:style-name="Source_20_Text">panel</text:span> (optional) will be filled with a simple navigation panel using a table of contens-like scheme.</text:p>
        </text:list-item>
      </text:list>
      <text:p text:style-name="Text_20_body">You can change the names of the id attributes using the <text:span text:style-name="Source_20_Text">template_ids</text:span> option.</text:p>
      <text:p text:style-name="Text_20_body">A simple template including a header might look like this:</text:p>
      <text:p text:style-name="Preformatted_20_Text"><text:soft-page-break/>&lt;html&gt;</text:p>
      <text:p text:style-name="Preformatted_20_Text"><text:s text:c="2"/>&lt;head&gt;</text:p>
      <text:p text:style-name="Preformatted_20_Text"><text:s text:c="4"/>&lt;title/&gt;</text:p>
      <text:p text:style-name="Preformatted_20_Text"><text:s text:c="2"/>&lt;/head&gt;</text:p>
      <text:p text:style-name="Preformatted_20_Text"><text:s text:c="2"/>&lt;body&gt;</text:p>
      <text:p text:style-name="Preformatted_20_Text"><text:s text:c="4"/>&lt;div id='header' /&gt;</text:p>
      <text:p text:style-name="Preformatted_20_Text"><text:s text:c="4"/>&lt;div id='content' /&gt;</text:p>
      <text:p text:style-name="Preformatted_20_Text"><text:s text:c="2"/>&lt;/body&gt;</text:p>
      <text:p text:style-name="Preformatted_20_Text">&lt;/html&gt;</text:p>
      <text:p text:style-name="Text_20_body">As the template does not include footer and panel nodes, these elements will not be included.</text:p>
      <text:p text:style-name="P4">A template with all the elements might look like this:</text:p>
      <text:p text:style-name="P24">&lt;html&gt;</text:p>
      <text:p text:style-name="P24"><text:s text:c="2"/>&lt;head&gt;</text:p>
      <text:p text:style-name="P24"><text:s text:c="4"/>&lt;title/&gt;</text:p>
      <text:p text:style-name="P24"><text:s text:c="2"/>&lt;/head&gt;</text:p>
      <text:p text:style-name="P24"><text:s text:c="2"/>&lt;body&gt;</text:p>
      <text:p text:style-name="P24"><text:s text:c="4"/><text:span text:style-name="T21">&lt;header&gt;</text:span>&lt;<text:span text:style-name="T21">nav</text:span> id='header' /&gt;<text:span text:style-name="T21">&lt;/header&gt;</text:span></text:p>
      <text:p text:style-name="P24"><text:s text:c="4"/><text:span text:style-name="T21">&lt;aside&gt;</text:span>&lt;<text:span text:style-name="T21">nav</text:span> id='<text:span text:style-name="T21">panel</text:span>' /&gt;<text:span text:style-name="T21">&lt;/aside&gt;</text:span></text:p>
      <text:p text:style-name="P24"><text:s text:c="4"/>&lt;div id='content' /&gt;</text:p>
      <text:p text:style-name="P24"><text:s text:c="4"/><text:span text:style-name="T21">&lt;footer&gt;</text:span>&lt;<text:span text:style-name="T21">nav</text:span> id='<text:span text:style-name="T21">footer</text:span>' /&gt;<text:span text:style-name="T21">&lt;/footer&gt;</text:span></text:p>
      <text:p text:style-name="P24"><text:s text:c="2"/>&lt;/body&gt;</text:p>
      <text:p text:style-name="P23">&lt;/html&gt;</text:p>
      <text:p text:style-name="Text_20_body">The absolute mininal template is this:</text:p>
      <text:p text:style-name="Preformatted_20_Text">&lt;div/&gt;</text:p>
      <text:p text:style-name="Text_20_body">The <text:span text:style-name="Source_20_Text">div</text:span>-element will be used as the content container. The generated document will not be a complete HTML<text:span text:style-name="T46">5</text:span> document (no <text:span text:style-name="Source_20_Text">&lt;html&gt;</text:span>, <text:span text:style-name="Source_20_Text">&lt;head&gt;</text:span> and <text:span text:style-name="Source_20_Text">&lt;body&gt;</text:span> nodes). It will however still be a well-formed XML file that can be handled with standard tools. The use case for this is that you can produce HTML<text:span text:style-name="T46">5</text:span> fragments suitable for inclusion in e.g. a CMS.</text:p>
      <text:p text:style-name="Text_20_body"><text:span text:style-name="T2">Note</text:span>: Make sure to set the option <text:span text:style-name="Source_20_Text">no_doctype</text:span> to <text:span text:style-name="Source_20_Text">true</text:span> in this case!</text:p>
      <text:h text:style-name="Heading_20_2" text:outline-level="2"><text:bookmark-start text:name="__RefHeading__4575_1948605489"/><text:reference-mark text:name="xhtml-frontend"/>Using <text:span text:style-name="T17">LibreOffice</text:span> to create HTML<text:span text:style-name="T46">5</text:span> documents<text:bookmark-end text:name="__RefHeading__4575_1948605489"/></text:h>
      <text:p text:style-name="Text_20_body">The configuration file <text:span text:style-name="Source_20_Text">cleanxhtml.xml</text:span> that is distributed with Writer2LaTeX, can be used to create semantically rich HTML<text:span text:style-name="T46">5</text:span> content, which can be formatted with your own stylesheet (you should edit the file to add the URL to the stylesheet you want to use).</text:p>
      <text:p text:style-name="Text_20_body">A subset of the built-in styles in Writer are mapped to HTML<text:span text:style-name="T46">5</text:span> elements (note that the style names are localized, so this is for the english version of <text:span text:style-name="T17">LibreOffice</text:span>):</text:p>
      <table:table table:name="Tabel1" table:style-name="Tabel1">
        <table:table-column table:style-name="Tabel1.A" table:number-columns-repeated="2"/>
        <table:table-column table:style-name="Tabel1.C"/>
        <table:table-header-rows>
          <table:table-row table:style-name="Tabel1.1">
            <table:table-cell table:style-name="Tabel1.A1" office:value-type="string">
              <text:p text:style-name="Table_20_Heading">LO Writer style</text:p>
            </table:table-cell>
            <table:table-cell table:style-name="Tabel1.A1" office:value-type="string">
              <text:p text:style-name="Table_20_Heading">LO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ext:soft-page-break/>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HTML<text:span text:style-name="T46">5</text:span> documents. See the document <text:span text:style-name="Source_20_Text">sample-xhtml.</text:span><text:span text:style-name="Source_20_Text"><text:span text:style-name="T47">odt</text:span></text:span> for an example of how to use this.</text:p>
      <text:h text:style-name="Heading_20_3" text:outline-level="3">Links</text:h>
      <text:p text:style-name="Text_20_body">LO does not support all kind of HTML<text:span text:style-name="T46">5</text:span> link attributes, for example you cannot set <text:span text:style-name="Source_20_Text">title</text:span> or <text:span text:style-name="Source_20_Text">rel</text:span>. Writer2<text:span text:style-name="T51">LaTeX</text:span> provides a solution for thus using the <text:span text:style-name="Source_20_Text">name</text:span> attribute: You can define values for all attributes by providing a semicolon separated list of names and values, eg.</text:p>
      <text:p text:style-name="Preformatted_20_Text">title=My title;rel=next</text:p>
      <text:p text:style-name="Text_20_body">will create an HTML<text:span text:style-name="T46">5</text:span> link like</text:p>
      <text:p text:style-name="Preformatted_20_Text">&lt;a href="..." title="My title" rel="next"&gt;</text:p>
      <text:p text:style-name="Text_20_body">If the name attributes does not contain such a list, the value is used for the name and title attribute:</text:p>
      <text:p text:style-name="Preformatted_20_Text">My name</text:p>
      <text:p text:style-name="Text_20_body">will create an HTML<text:span text:style-name="T46">5</text:span> link like</text:p>
      <text:p text:style-name="Preformatted_20_Text">&lt;a href="..." name="My name" title="My name"&gt;</text:p>
      <text:h text:style-name="Heading_20_1" text:outline-level="1"><text:bookmark-start text:name="__RefHeading__4583_1948605489"/><text:reference-mark text:name="writer.sty"/>The LaTeX package <text:span text:style-name="Source_20_Text"><text:span text:style-name="T15">ooom</text:span></text:span><text:span text:style-name="Source_20_Text"><text:span text:style-name="T14">ath.sty</text:span></text:span><text:bookmark-end text:name="__RefHeading__4583_1948605489"/></text:h>
      <text:p text:style-name="Text_20_body">LO/<text:span text:style-name="T24">AOO</text:span> Math has a few features that are not available in standard LaTeX packages. <text:span text:style-name="T24">To support those features, </text:span>Writer2LaTeX will insert <text:span text:style-name="T24">d</text:span>efinitions in the LaTeX preamble. <text:span text:style-name="T24">As an alternative, </text:span>Writer2LaTeX <text:span text:style-name="T24">provides an</text:span> optional package <text:span text:style-name="Source_20_Text"><text:span text:style-name="T17">ooom</text:span></text:span><text:span text:style-name="Source_20_Text">ath.sty</text:span> which implements these constructions. This packages is only needed for documents containing formulas. <text:span text:style-name="T25">Setting the option </text:span><text:span text:style-name="Source_20_Text"><text:span text:style-name="T24">use_ooomath</text:span></text:span> <text:span text:style-name="T25">to true enables the use of this package (see section </text:span><text:span text:style-name="T25"><text:bookmark-ref text:reference-format="chapter" text:ref-name="__RefHeading__4571_1948605489">4.1</text:bookmark-ref></text:span><text:span text:style-name="T25">)</text:span></text:p>
      <text:p text:style-name="Text_20_body">It is sufficient to p<text:span text:style-name="T25">ut</text:span> <text:span text:style-name="Source_20_Text"><text:span text:style-name="T17">ooom</text:span></text:span><text:span text:style-name="Source_20_Text">ath.sty</text:span> in the same directory as the converted LaTeX document. It will however be more convenient if you install it in your TeX distribution. The proper place will usually be the “local texmf tree”, please see the documentation of your TeX distribution. Below are specific instructions for TeX <text:span text:style-name="T25">Live on Linux and </text:span>and MikTeX <text:span text:style-name="T25">on Windows</text:span>:</text:p>
      <text:h text:style-name="Heading_20_3" text:outline-level="3">Instructions for TeX Live (Linux)</text:h>
      <text:p text:style-name="Text_20_body">If you use teTeX or TeX Live on Linux you can install <text:span text:style-name="Source_20_Text">o</text:span><text:span text:style-name="Source_20_Text"><text:span text:style-name="T25">oomath</text:span></text:span><text:span text:style-name="Source_20_Text">.sty</text:span> as follows:</text:p>
      <text:p text:style-name="Text_20_body">Open a shell and type</text:p>
      <text:p text:style-name="Preformatted_20_Text">texconfig conf</text:p>
      <text:p text:style-name="Text_20_body">This will list the configuration details for TeX. Under the heading “Kpathsea” you will see a list of directories searched by TeX. You can put <text:span text:style-name="Source_20_Text"><text:span text:style-name="T25">ooo</text:span></text:span><text:span text:style-name="Source_20_Text">math.sty</text:span> in the subdirectory <text:span text:style-name="Source_20_Text">tex</text:span> of any of these directories. Usually the directory</text:p>
      <text:p text:style-name="Preformatted_20_Text">/home/&lt;user name&gt;/texmf/tex</text:p>
      <text:p text:style-name="Text_20_body">can be used <text:span text:style-name="T25">for the local texmf tree </text:span>(you can create it if it doesn't exist).</text:p>
      <text:p text:style-name="Text_20_body">Next you should type</text:p>
      <text:p text:style-name="Preformatted_20_Text">texconfig rehash</text:p>
      <text:p text:style-name="Text_20_body">to make TeX refresh it's filename database.</text:p>
      <text:h text:style-name="Heading_20_3" text:outline-level="3">Instructions for MikTeX (Windows)</text:h>
      <text:p text:style-name="P6">If you use MikTeX you can install <text:span text:style-name="Source_20_Text"><text:span text:style-name="T25">ooo</text:span></text:span><text:span text:style-name="Source_20_Text">math.sty</text:span> as follows:</text:p>
      <text:p text:style-name="P7"><text:span text:style-name="T27">First you should create a local texmf tree if it does note already exist. Start MikTeX settings (</text:span><text:span text:style-name="T9">All Programs – MikTeX – Maintenance – Settings</text:span><text:span text:style-name="T27">). Choose the </text:span><text:span text:style-name="T9">admin</text:span><text:span text:style-name="T27"> variants if you want to install for all users. If the list on the tab page </text:span><text:span text:style-name="T9">Roots</text:span><text:span text:style-name="T27"> is empty, create a suitable directory such as </text:span><text:span text:style-name="Source_20_Text"><text:span text:style-name="T28">C:\localtexmf</text:span></text:span><text:span text:style-name="T27">, click </text:span><text:span text:style-name="T9">Add</text:span><text:span text:style-name="T27"> and select this directory.</text:span></text:p>
      <text:p text:style-name="P7">Copy <text:span text:style-name="Source_20_Text"><text:span text:style-name="T25">ooo</text:span></text:span><text:span text:style-name="Source_20_Text">math.sty</text:span> to the <text:span text:style-name="Source_20_Text">tex</text:span> subdirectory in the local texmf tree. If the subdirectory <text:span text:style-name="Source_20_Text">tex</text:span> does not exist, you can create it.</text:p>
      <text:p text:style-name="Text_20_body">Next you should start “MikTeX Options”. On the tab page <text:span text:style-name="T6">General</text:span>, click the button <text:span text:style-name="T6">Refresh Now</text:span> to make MikTeX refresh it's filename database.</text:p>
      <text:h text:style-name="Heading_20_1" text:outline-level="1"><text:bookmark-start text:name="__RefHeading__4585_1948605489"/>Using Writer2LaTeX from another application<text:bookmark-end text:name="__RefHeading__4585_1948605489"/></text:h>
      <text:h text:style-name="Heading_20_2" text:outline-level="2"><text:bookmark-start text:name="__RefHeading__4587_1948605489"/>Using Writer2LaTeX from a Java application<text:bookmark-end text:name="__RefHeading__4587_1948605489"/></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
      <text:p text:style-name="Preformatted_20_Text">// Write the files</text:p>
      <text:p text:style-name="Preformatted_20_Text">Iterator&lt;OutputFile&gt; docs = resul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 text:c="8"/>new FileOutputStream("mydirectory/"+docOut.getFileName());</text:p>
      <text:p text:style-name="Preformatted_20_Text"><text:soft-page-break/><text:s text:c="4"/>docOut.write(fos);</text:p>
      <text:p text:style-name="Preformatted_20_Text"><text:s text:c="4"/>fos.flush();</text:p>
      <text:p text:style-name="Preformatted_20_Text"><text:s text:c="4"/>fos.close();</text:p>
      <text:p text:style-name="Preformatted_20_Text">}</text:p>
      <text:h text:style-name="Heading_20_2" text:outline-level="2"><text:bookmark-start text:name="__RefHeading__4589_1948605489"/>Using Writer2LaTeX from a Basic macro<text:bookmark-end text:name="__RefHeading__4589_1948605489"/></text:h>
      <text:p text:style-name="Text_20_body">You can also access Writer2LaTeX through LO's api. Here's an example using a Basic macro, but the principle is the same for any other language with a UNO binding.</text:p>
      <text:p text:style-name="Text_20_body">Writer2LaTeX is used as any other filter in L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 In addition (HTML<text:span text:style-name="T46">5</text:span> export only), you can define a target template and an included style shee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able:table-row>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able:table-row>
          <table:table-cell table:style-name="Table1.A2" office:value-type="string">
            <text:p text:style-name="Table_20_Contents">HTML5</text:p>
          </table:table-cell>
          <table:table-cell table:style-name="Table1.B2" office:value-type="string">
            <text:p text:style-name="Table_20_Contents"><text:span text:style-name="Source_20_Text">org.openoffice.da.writer2xhtml5</text:span></text:p>
          </table:table-cell>
        </table:table-row>
      </table:table>
      <text:p text:style-name="Text_20_body">This table lists the special properties available for the filter data (all are optional):</text:p>
      <table:table table:name="Tabel23" table:style-name="Tabel23">
        <table:table-column table:style-name="Tabel23.A"/>
        <table:table-column table:style-name="Tabel23.B"/>
        <text:soft-page-break/>
        <table:table-row>
          <table:table-cell table:style-name="Tabel23.A1" office:value-type="string">
            <text:p text:style-name="Table_20_Heading">Property</text:p>
          </table:table-cell>
          <table:table-cell table:style-name="Tabel23.B1" office:value-type="string">
            <text:p text:style-name="Table_20_Heading">Purpose</text:p>
          </table:table-cell>
        </table:table-row>
        <table:table-row>
          <table:table-cell table:style-name="Tabel23.A2" office:value-type="string">
            <text:p text:style-name="Table_20_Contents"><text:span text:style-name="Source_20_Text">ConfigURL</text:span></text:p>
          </table:table-cell>
          <table:table-cell table:style-name="Tabel23.B2" office:value-type="string">
            <text:p text:style-name="Table_20_Contents">Sets the URL for the configuration to use</text:p>
          </table:table-cell>
        </table:table-row>
        <table:table-row>
          <table:table-cell table:style-name="Tabel23.A2" office:value-type="string">
            <text:p text:style-name="Table_20_Contents"><text:span text:style-name="Source_20_Text">TargetTemplateURL</text:span></text:p>
          </table:table-cell>
          <table:table-cell table:style-name="Tabel23.B2" office:value-type="string">
            <text:p text:style-name="Table_20_Contents">Sets the URL for an HTML<text:span text:style-name="T46">5</text:span> template to use (HTML<text:span text:style-name="T46">5</text:span> only)</text:p>
          </table:table-cell>
        </table:table-row>
      </table:table>
      <text:p text:style-name="Text_20_body">The URLs can contain variables such as <text:span text:style-name="Source_20_Text">$(user)</text:span> for the user installation of LO. Thus for example <text:span text:style-name="Source_20_Text">“$(user)/myconfig.xml”</text:span> can be used to point to a configuration within the user installation. See</text:p>
      <text:p text:style-name="P3"><text:a xlink:type="simple" xlink:href="http://api.libreoffice.org/docs/idl/ref/servicecom_1_1sun_1_1star_1_1util_1_1PathSubstitution.html" text:style-name="Internet_20_link" text:visited-style-name="Visited_20_Internet_20_Link">http://api.libreoffice.org/docs/idl/ref/servicecom_1_1sun_1_1star_1_1util_1_1PathSubstitution.html</text:a></text:p>
      <text:p text:style-name="Text_20_body">for a list of available variables.</text:p>
      <text:p text:style-name="Text_20_body">As a special feature, you can require one of Writer2LaTeX's standard configurations. To do this, the URL should start with an asterisk, for example <text:span text:style-name="Source_20_Text">“*ultraclean.xml”</text:span>.</text:p>
      <text:h text:style-name="Heading_20_2" text:outline-level="2"><text:bookmark-start text:name="__RefHeading__4593_1948605489"/>Converting from StarMath with a Basic macro<text:bookmark-end text:name="__RefHeading__4593_1948605489"/></text:h>
      <text:p text:style-name="Text_20_body">In addition to converting a complete document, you can also convert a single formula from StarMath to LaTeX. To do this, the uno service</text:p>
      <text:p text:style-name="P1"><text:span text:style-name="Source_20_Text">org.openoffice.da.writer2latex.W2LStarMathConverter</text:span></text:p>
      <text:p text:style-name="Text_20_body">is provided. This service supports two methods</text:p>
      <text:p text:style-name="Preformatted_20_Text">string convertFormula ( [in] string sStarMathFormula );</text:p>
      <text:p text:style-name="Preformatted_20_Text">string getPreamble ( );</text:p>
      <text:list xml:id="list6553065509860985116" text:style-name="L15">
        <text:list-item>
          <text:p text:style-name="P51">The method <text:span text:style-name="Source_20_Text">convertFormula</text:span> converts a StarMath string to a LaTeX string</text:p>
        </text:list-item>
        <text:list-item>
          <text:p text:style-name="P51">The method <text:span text:style-name="Source_20_Text">getPreamble</text:span> returns a LaTeX preamble suitable for processing the converted formulas.</text:p>
        </text:list-item>
      </text:list>
      <text:p text:style-name="Text_20_body">This small example is a Basic macro that converts a few formulas and displays the result. Note that the last conversion triggers a definition of the LaTeX macro <text:span text:style-name="Source_20_Text">\defeq</text:span> in <text:span text:style-name="Source_20_Text">getPreamble()</text:span>.</text:p>
      <text:p text:style-name="Preformatted_20_Text">Dim smc As Object</text:p>
      <text:p text:style-name="Preformatted_20_Text">smc = CreateUnoService( _</text:p>
      <text:p text:style-name="Preformatted_20_Text"><text:s text:c="4"/>"org.openoffice.da.writer2latex.W2LStarMathConverter")</text:p>
      <text:p text:style-name="Preformatted_20_Text">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ext:bookmark-start text:name="__RefHeading__4595_1948605489"/>Troubleshooting<text:bookmark-end text:name="__RefHeading__4595_1948605489"/></text:h>
      <text:p text:style-name="P5"><text:span text:style-name="T26">Writer2LaTeX can convert quite large files. But if </text:span>you have a <text:span text:style-name="T26">very </text:span>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text:span text:style-name="T26">512</text:span>M -jar writer2latex.jar bigFile.sxw out.tex</text:p>
      <text:p text:style-name="Text_20_body">In the example, the heap size is set to <text:span text:style-name="T26">512</text:span> Megabyte of RAM. If you still get the “heap space” error, <text:s/>try setting the available memory <text:span text:style-name="T26">even higher</text:span> (assuming that your computer has enough physical RAM).</text:p>
      <text:p text:style-name="Text_20_body">If you are using Writer2LaTeX as an export filter in LO, this problem will result in a generic error message saying that that document could not be written. To increase the heap size in this case, choose <text:span text:style-name="T7">Tools – Options – </text:span><text:span text:style-name="T8">LibreOffice</text:span><text:span text:style-name="T7"> – </text:span><text:span text:style-name="T8">Advanced</text:span>. Click <text:span text:style-name="T7">Parameters</text:span>, and add the parameter <text:span text:style-name="Source_20_Text">-Xmx</text:span><text:span text:style-name="Source_20_Text"><text:span text:style-name="T26">512</text:span></text:span><text:span text:style-name="Source_20_Text">M</text:span> (or high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face style:name="arial" svg:font-family="arial, sans-serif"/>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page"/>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Bitstream Vera Serif" fo:font-family="'Bitstream Vera Serif'" style:font-style-name="Roman" style:font-family-generic="roman" style:font-pitch="variable" fo:font-weight="normal"/>
    </style:style>
    <style:style style:name="Text_20_body" style:display-name="Text body" style:family="paragraph" style:parent-style-name="Standard" style:class="text">
      <style:paragraph-properties fo:margin-top="0.101cm" fo:margin-bottom="0.21cm" loext:contextual-spacing="false" fo:line-height="120%" fo:text-align="justify" style:justify-single-word="false" fo:hyphenation-ladder-count="no-limit"/>
      <style:text-properties fo:font-size="11pt"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Bitstream Vera Sans" fo:font-family="'Bitstream Vera Sans'" style:font-style-name="Roman"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1" fo:font-family="'Bitstream Vera Sans'" style:font-style-name="Fe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family-complex="arial, sans-serif"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style:page-number="auto"/>
      <style:text-properties fo:font-size="12pt"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loext:graphic-properties draw:fill="solid" draw:fill-color="#e6e6e6" draw:opacity="100%"/>
      <style:paragraph-properties fo:margin-left="1cm" fo:margin-right="0cm" fo:margin-top="0cm" fo:margin-bottom="0.101cm" loext:contextual-spacing="false" fo:text-indent="0cm" style:auto-text-indent="false" fo:background-color="#e6e6e6"/>
      <style:text-properties style:font-name="Courier New" fo:font-family="'Courier New'" style:font-style-name="Normal" style:font-family-generic="modern" style:font-pitch="fixed" fo:font-size="11pt" fo:font-weight="normal"/>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Text_20_body_20_left_20_justified" style:display-name="Text body left justified" style:family="paragraph" style:parent-style-name="Text_20_body" style:master-page-name="">
      <style:paragraph-properties fo:text-align="start" style:justify-single-word="false" fo:hyphenation-ladder-count="no-limit" style:page-number="auto"/>
      <style:text-properties fo:hyphenate="false" fo:hyphenation-remain-char-count="2" fo:hyphenation-push-char-count="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family="StarSymbol" style:font-charset="x-symbol" fo:font-size="9pt" style:font-name-asian="StarSymbol1" style:font-family-asian="StarSymbol" style:font-charset-asian="x-symbol" style:font-size-asian="9pt" style:font-name-complex="StarSymbol1"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fo:font-family="'Courier New'" style:font-style-name="Normal" style:font-family-generic="modern" style:font-pitch="fixed" fo:font-size="11pt"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User_20_Entry" style:display-name="User Entry" style:family="text">
      <style:text-properties fo:color="#ff0000" style:font-name="Cumberland" fo:font-family="Cumberland" style:font-family-generic="modern" style:font-pitch="fixed"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fo:color="#ff0000"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source-footnote" style:family="text" style:parent-style-name="Source_20_Text">
      <style:text-properties fo:font-size="10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1 Introduction</text:chapter><text:tab/><text:tab/>Page <text:page-number text:select-page="current">3</text:page-number></text:p>
      </style:header>
      <style:header-left>
        <text:p text:style-name="Header">Page <text:page-number text:select-page="current">2</text:page-number><text:tab/><text:tab/>User's manual for Writer2LaTeX</text:p>
      </style:header-left>
    </style:master-page>
    <style:master-page style:name="First_20_Page" style:display-name="First Page" style:page-layout-name="Mpm2" style:next-style-name="Standard"/>
    <style:master-page style:name="Footnot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Henrik Just</meta:initial-creator>
    <meta:creation-date>2003-07-03T08:45:42</meta:creation-date>
    <dc:date>2018-04-02T23:38:35.888406759</dc:date>
    <meta:print-date>2004-06-29T10:09:33</meta:print-date>
    <dc:language>en-US</dc:language>
    <meta:editing-cycles>393</meta:editing-cycles>
    <meta:editing-duration>P1DT19H24M57S</meta:editing-duration>
    <meta:document-statistic meta:table-count="22" meta:image-count="1" meta:object-count="0" meta:page-count="39" meta:paragraph-count="919" meta:word-count="10522" meta:character-count="69768" meta:non-whitespace-character-count="59436"/>
    <meta:user-defined meta:name="Info 1"/>
    <meta:user-defined meta:name="Info 2"/>
    <meta:user-defined meta:name="Info 3"/>
    <meta:user-defined meta:name="Info 4"/>
  </office:meta>
</office:document-meta>
</file>